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61"/>
      <style:text-properties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7" style:parent-style-name="Standard" style:family="paragraph">
      <style:text-properties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9" style:parent-style-name="Standard" style:family="paragraph">
      <style:text-properties fo:font-weight="bold" style:font-weight-asian="bold" fo:font-size="16pt" style:font-size-asian="16pt" style:font-size-complex="16pt"/>
    </style:style>
    <style:style style:name="P10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11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12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13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14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15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16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17" style:parent-style-name="Standard" style:family="paragraph">
      <style:text-properties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19" style:parent-style-name="Standard" style:family="paragraph">
      <style:text-properties fo:font-weight="bold" style:font-weight-asian="bold" fo:font-size="16pt" style:font-size-asian="16pt" style:font-size-complex="16pt"/>
    </style:style>
    <style:style style:name="P20" style:parent-style-name="Standard" style:family="paragraph">
      <style:paragraph-properties>
        <style:tab-stops>
          <style:tab-stop style:type="left" style:position="6in"/>
        </style:tab-stops>
      </style:paragraph-properties>
    </style:style>
    <style:style style:name="P21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22" style:parent-style-name="Standard" style:family="paragraph">
      <style:text-properties fo:font-weight="bold" style:font-weight-asian="bold" fo:font-size="16pt" style:font-size-asian="16pt" style:font-size-complex="16pt"/>
    </style:style>
    <style:style style:name="P23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24" style:parent-style-name="Standard" style:family="paragraph">
      <style:text-properties fo:font-weight="bold" style:font-weight-asian="bold" fo:font-size="16pt" style:font-size-asian="16pt" style:font-size-complex="16pt"/>
    </style:style>
    <style:style style:name="P25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26" style:parent-style-name="Standard" style:family="paragraph">
      <style:text-properties fo:font-weight="bold" style:font-weight-asian="bold" fo:font-size="16pt" style:font-size-asian="16pt" style:font-size-complex="16pt"/>
    </style:style>
    <style:style style:name="P27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28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29" style:parent-style-name="Standard" style:family="paragraph">
      <style:text-properties fo:font-weight="bold" style:font-weight-asian="bold" fo:font-size="16pt" style:font-size-asian="16pt" style:font-size-complex="16pt"/>
    </style:style>
    <style:style style:name="P30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31" style:parent-style-name="Standard" style:family="paragraph">
      <style:text-properties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33" style:parent-style-name="Standard" style:family="paragraph">
      <style:text-properties fo:font-weight="bold" style:font-weight-asian="bold" fo:font-size="16pt" style:font-size-asian="16pt" style:font-size-complex="16pt"/>
    </style:style>
    <style:style style:name="P34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35" style:parent-style-name="Standard" style:family="paragraph">
      <style:text-properties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37" style:parent-style-name="Standard" style:family="paragraph">
      <style:text-properties fo:font-weight="bold" style:font-weight-asian="bold" fo:font-size="16pt" style:font-size-asian="16pt" style:font-size-complex="16pt"/>
    </style:style>
    <style:style style:name="P38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39" style:parent-style-name="Standard" style:family="paragraph">
      <style:text-properties fo:font-weight="bold" style:font-weight-asian="bold" fo:font-size="16pt" style:font-size-asian="16pt" style:font-size-complex="16pt"/>
    </style:style>
    <style:style style:name="P40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41" style:parent-style-name="Standard" style:family="paragraph">
      <style:text-properties fo:font-weight="bold" style:font-weight-asian="bold" fo:font-size="16pt" style:font-size-asian="16pt" style:font-size-complex="16pt"/>
    </style:style>
    <style:style style:name="P42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43" style:parent-style-name="Standard" style:family="paragraph">
      <style:text-properties fo:font-weight="bold" style:font-weight-asian="bold" fo:font-size="16pt" style:font-size-asian="16pt" style:font-size-complex="16pt"/>
    </style:style>
    <style:style style:name="P44" style:parent-style-name="Standard" style:family="paragraph">
      <style:paragraph-properties fo:border-top="none" fo:border-left="none" fo:border-bottom="0.0138in solid #000000" fo:border-right="none" fo:padding="0in" style:shadow="none"/>
    </style:style>
    <style:style style:name="P45" style:parent-style-name="Standard" style:family="paragraph">
      <style:text-properties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manage.py</text:p>
      <text:p text:style-name="Standard"/>
      <text:p text:style-name="Standard">#!/usr/bin/env python</text:p>
      <text:p text:style-name="Standard">import os</text:p>
      <text:p text:style-name="Standard">import sys</text:p>
      <text:p text:style-name="Standard"/>
      <text:p text:style-name="Standard">if __name__ == "__main__":</text:p>
      <text:p text:style-name="Standard"><text:s text:c="4"/>os.environ.setdefault("DJANGO_SETTINGS_MODULE", "Event4u.settings")</text:p>
      <text:p text:style-name="Standard"/>
      <text:p text:style-name="Standard"><text:s text:c="4"/>from django.core.management<text:s/>import execute_from_command_line</text:p>
      <text:p text:style-name="Standard"/>
      <text:p text:style-name="Standard"><text:s text:c="4"/>execute_from_command_line(sys.argv)</text:p>
      <text:p text:style-name="P6"/>
      <text:p text:style-name="P7">settings.py</text:p>
      <text:p text:style-name="Standard"/>
      <text:p text:style-name="Standard">#Django settings for Event4u project.</text:p>
      <text:p text:style-name="Standard">import os</text:p>
      <text:p text:style-name="Standard"/>
      <text:p text:style-name="Standard">import os.path</text:p>
      <text:p text:style-name="Standard"/>
      <text:p text:style-name="Standard">#Get the absolute path of the settings.py file's directory</text:p>
      <text:p text:style-name="Standard">PWD = os.path.dirname(os.path.realpath(__file__ ))</text:p>
      <text:p text:style-name="Standard">PROJECT_ROOT = PWD</text:p>
      <text:p text:style-name="Standard"/>
      <text:p text:style-name="Standard">DEBUG = True</text:p>
      <text:p text:style-name="Standard">TEMPLATE_DEBUG = DEBUG</text:p>
      <text:p text:style-name="Standard"/>
      <text:p text:style-name="Standard">ADMINS = (</text:p>
      <text:p text:style-name="Standard"><text:s text:c="4"/>)</text:p>
      <text:p text:style-name="Standard"/>
      <text:p text:style-name="Standard"/>
      <text:p text:style-name="Standard">MANAGERS = ADMINS</text:p>
      <text:p text:style-name="Standard"/>
      <text:p text:style-name="Standard"/>
      <text:p text:style-name="Standard"># email settings</text:p>
      <text:p text:style-name="Standard"/>
      <text:p text:style-name="Standard">EMAIL_USE_TLS = True</text:p>
      <text:p text:style-name="Standard">EMAIL_HOST = 'smtp.gmail.com'</text:p>
      <text:p text:style-name="Standard">EMAIL_HOST_USER = 'event4u.team@gmail.com'</text:p>
      <text:p text:style-name="Standard">EMAIL_HOST_PASSWORD = 'event4uteam'</text:p>
      <text:p text:style-name="Standard">EMAIL_PORT = 587</text:p>
      <text:p text:style-name="Standard"/>
      <text:p text:style-name="Standard"/>
      <text:p text:style-name="Standard"/>
      <text:p text:style-name="Standard"/>
      <text:p text:style-name="Standard">DATABASES = {</text:p>
      <text:p text:style-name="Standard"><text:s text:c="4"/>'default': {</text:p>
      <text:soft-page-break/>
      <text:p text:style-name="Standard"><text:s text:c="8"/>'ENGINE': 'django.db.backends.sqlite3', # Add 'postgresql_psycopg2', 'mysql', 'sqlite3' or 'oracle'.</text:p>
      <text:p text:style-name="Standard"><text:s text:c="8"/>'NAME': '/home/megha/Event4u-final/Event4u/Event4u_DB', <text:s text:c="21"/># Or path<text:s/>to database file if using sqlite3.</text:p>
      <text:p text:style-name="Standard"><text:s text:c="8"/># The following settings are not used with sqlite3:</text:p>
      <text:p text:style-name="Standard"><text:s text:c="8"/>'USER': '',</text:p>
      <text:p text:style-name="Standard"><text:s text:c="8"/>'PASSWORD': '',</text:p>
      <text:p text:style-name="Standard"><text:s text:c="8"/>'HOST': '', <text:s text:c="21"/># Empty for localhost through domain sockets or '127.0.0.1' for localhost through TCP.</text:p>
      <text:p text:style-name="Standard"><text:s text:c="8"/>'PORT': '', <text:s text:c="21"/># Set to empty string for default.</text:p>
      <text:p text:style-name="Standard"><text:s text:c="4"/>}</text:p>
      <text:p text:style-name="Standard">}</text:p>
      <text:p text:style-name="Standard"/>
      <text:p text:style-name="Standard"># Hosts/domain names that are valid for this site; required if DEBUG is False</text:p>
      <text:p text:style-name="Standard">ALLOWED_HOSTS = []</text:p>
      <text:p text:style-name="Standard"/>
      <text:p text:style-name="Standard"># Local time zone for this installation. Choices can be found<text:s/>here:</text:p>
      <text:p text:style-name="Standard">TIME_ZONE = 'Asia/Calcutta'</text:p>
      <text:p text:style-name="Standard"/>
      <text:p text:style-name="Standard"># Language code for this installation.<text:s/></text:p>
      <text:p text:style-name="Standard">LANGUAGE_CODE = 'en-us'</text:p>
      <text:p text:style-name="Standard"/>
      <text:p text:style-name="Standard">SITE_ID = 1</text:p>
      <text:p text:style-name="Standard"/>
      <text:p text:style-name="Standard"># If you set this to False, Django will make some optimizations so as not</text:p>
      <text:p text:style-name="Standard"># to load the internationalization machinery.</text:p>
      <text:p text:style-name="Standard">USE_I18N = True</text:p>
      <text:p text:style-name="Standard"/>
      <text:p text:style-name="Standard"># If<text:s/>you set this to False, Django will not format dates, numbers and</text:p>
      <text:p text:style-name="Standard"># calendars according to the current locale.</text:p>
      <text:p text:style-name="Standard">USE_L10N = True</text:p>
      <text:p text:style-name="Standard"/>
      <text:p text:style-name="Standard"># If you set this to False, Django will not use timezone-aware datetimes.</text:p>
      <text:p text:style-name="Standard">USE_TZ = True</text:p>
      <text:p text:style-name="Standard"/>
      <text:p text:style-name="Standard"># Absolute filesystem path to the directory that will hold user-uploaded files.</text:p>
      <text:p text:style-name="Standard"># Example: "/var/www/example.com/media/"</text:p>
      <text:p text:style-name="Standard">MEDIA_ROOT = ''</text:p>
      <text:p text:style-name="Standard"/>
      <text:p text:style-name="Standard"># URL that handles the media served from MEDIA_ROOT. Make sure to use a</text:p>
      <text:p text:style-name="Standard"># trailing slash.</text:p>
      <text:p text:style-name="Standard"># Examples: "http://example.com/media/", "http://media.example.com/"</text:p>
      <text:p text:style-name="Standard">MEDIA_URL = ''</text:p>
      <text:p text:style-name="Standard"/>
      <text:p text:style-name="Standard"># Absolute path to the directory static files should be collected to.</text:p>
      <text:p text:style-name="Standard"># Don't put anything in this directory yourself; store your static files</text:p>
      <text:p text:style-name="Standard"># in apps' "static/" subdirectories and in STATICFILES_DIRS.</text:p>
      <text:p text:style-name="Standard"># Example: "/var/www/example.com/static/"</text:p>
      <text:p text:style-name="Standard">STATIC_ROOT = 'static/'</text:p>
      <text:p text:style-name="Standard"/>
      <text:p text:style-name="Standard"># URL prefix for static files.</text:p>
      <text:p text:style-name="Standard"># Example: "http://example.com/static/", "http://static.example.com/"</text:p>
      <text:p text:style-name="Standard">STATIC_URL = '/static/'</text:p>
      <text:p text:style-name="Standard"/>
      <text:p text:style-name="Standard"># Additional locations of static files</text:p>
      <text:p text:style-name="Standard">STATICFILES_DIRS = (</text:p>
      <text:p text:style-name="Standard"><text:s text:c="4"/>"manager/static",</text:p>
      <text:p text:style-name="Standard"><text:s text:c="4"/># Put strings here, like "/home/html/static" or "C:/www/django/static".</text:p>
      <text:p text:style-name="Standard"><text:s text:c="4"/># Always use forward slashes, even on Windows.</text:p>
      <text:p text:style-name="Standard"><text:s text:c="4"/># Don't forget to use absolute paths, not relative paths.</text:p>
      <text:p text:style-name="Standard">)</text:p>
      <text:p text:style-name="Standard"/>
      <text:p text:style-name="Standard"># List of finder classes that know how to find static files in</text:p>
      <text:p text:style-name="Standard"># various locations.</text:p>
      <text:p text:style-name="Standard">STATICFILES_FINDERS = (</text:p>
      <text:p text:style-name="Standard"><text:s text:c="4"/>'django.contrib.staticfiles.finders.FileSystemFinder',</text:p>
      <text:p text:style-name="Standard"><text:s text:c="4"/>'django.contrib.staticfiles.finders.AppDirectoriesFinder',</text:p>
      <text:p text:style-name="Standard"># <text:s text:c="3"/>'django.contrib.staticfiles.finders.DefaultStorageFinder',</text:p>
      <text:p text:style-name="Standard">)</text:p>
      <text:p text:style-name="Standard"/>
      <text:p text:style-name="Standard"># Make this unique, and don't share it<text:s/>with anybody.</text:p>
      <text:p text:style-name="Standard">SECRET_KEY = '(q+vkbv(o#f%u911k@w(%lq42)6=44r+1d+$@h!c^l48t7&amp;nya'</text:p>
      <text:p text:style-name="Standard"/>
      <text:p text:style-name="Standard"># List of callables that know how to import templates from various sources.</text:p>
      <text:p text:style-name="Standard">TEMPLATE_LOADERS = (</text:p>
      <text:p text:style-name="Standard"><text:s text:c="4"/>'django.template.loaders.filesystem.Loader',</text:p>
      <text:p text:style-name="Standard"><text:s text:c="4"/>'django.template.loaders.app_directories.Loader',</text:p>
      <text:p text:style-name="Standard"># <text:s text:c="4"/>'django.template.loaders.eggs.Loader',</text:p>
      <text:p text:style-name="Standard">)</text:p>
      <text:p text:style-name="Standard"/>
      <text:p text:style-name="Standard">MIDDLEWARE_CLASSES = (</text:p>
      <text:p text:style-name="Standard"><text:s text:c="4"/>'django.middleware.common.CommonMiddleware',</text:p>
      <text:p text:style-name="Standard"><text:s text:c="4"/>'django.contrib.sessions.middleware.SessionMiddleware',</text:p>
      <text:p text:style-name="Standard"><text:s text:c="4"/>'django.middleware.csrf.CsrfViewMiddleware',</text:p>
      <text:p text:style-name="Standard"><text:s text:c="4"/>'django.contrib.auth.middleware.AuthenticationMiddleware',</text:p>
      <text:p text:style-name="Standard"><text:s text:c="4"/>'django.contrib.messages.middleware.MessageMiddleware',</text:p>
      <text:p text:style-name="Standard"><text:s text:c="4"/># Uncomment the next line for simple clickjacking protection:</text:p>
      <text:p text:style-name="Standard"><text:s text:c="4"/># 'django.middleware.clickjacking.XFrameOptionsMiddleware',</text:p>
      <text:p text:style-name="Standard">)</text:p>
      <text:p text:style-name="Standard"/>
      <text:p text:style-name="Standard">ROOT_URLCONF = 'Event4u.urls'</text:p>
      <text:p text:style-name="Standard"/>
      <text:p text:style-name="Standard"># Python dotted path to the WSGI application used by Django's runserver.</text:p>
      <text:p text:style-name="Standard">WSGI_APPLICATION = 'Event4u.wsgi.application'</text:p>
      <text:p text:style-name="Standard"/>
      <text:p text:style-name="Standard">TEMPLATE_DIRS = (</text:p>
      <text:p text:style-name="Standard"><text:s text:c="4"/># allauth templates: you could copy this directory into your</text:p>
      <text:soft-page-break/>
      <text:p text:style-name="Standard"><text:s text:c="4"/># project and<text:s/>tweak it according to your needs</text:p>
      <text:p text:style-name="Standard"><text:s text:c="4"/>os.path.join(PROJECT_ROOT, 'templates', 'uniform', 'allauth'),</text:p>
      <text:p text:style-name="Standard"><text:s text:c="4"/># example project specific templates</text:p>
      <text:p text:style-name="Standard"><text:s text:c="4"/>os.path.join(PROJECT_ROOT, 'templates', 'uniform', 'example'),</text:p>
      <text:p text:style-name="Standard"><text:s text:c="4"/>os.path.join(PROJECT_ROOT,'templates'),</text:p>
      <text:p text:style-name="Standard"><text:s text:c="4"/>)</text:p>
      <text:p text:style-name="Standard"/>
      <text:p text:style-name="Standard">TEMPLATE_CONTEXT_PROCESSORS = (</text:p>
      <text:p text:style-name="Standard"><text:s text:c="4"/>"django.contrib.auth.context_processors.auth",</text:p>
      <text:p text:style-name="Standard"><text:s text:c="4"/>"django.core.context_processors.debug",</text:p>
      <text:p text:style-name="Standard"><text:s text:c="4"/>"django.core.context_processors.i18n",</text:p>
      <text:p text:style-name="Standard"><text:s text:c="4"/>"django.core.context_processors.media",</text:p>
      <text:p text:style-name="Standard"><text:s text:c="4"/>"django.core.context_processors.static",</text:p>
      <text:p text:style-name="Standard"><text:s text:c="4"/>"django.core.context_processors.request",</text:p>
      <text:p text:style-name="Standard"><text:s text:c="4"/>"django.contrib.messages.context_processors.messages",</text:p>
      <text:p text:style-name="Standard"/>
      <text:p text:style-name="Standard"><text:s text:c="4"/>"allauth.account.context_processors.account",</text:p>
      <text:p text:style-name="Standard"><text:s text:c="4"/>"allauth.socialaccount.context_processors.socialaccount",</text:p>
      <text:p text:style-name="Standard">)</text:p>
      <text:p text:style-name="Standard"/>
      <text:p text:style-name="Standard">AUTHENTICATION_BACKENDS = (</text:p>
      <text:p text:style-name="Standard"><text:s/><text:s text:c="3"/>"allauth.account.auth_backends.AuthenticationBackend",</text:p>
      <text:p text:style-name="Standard"><text:s text:c="4"/>"django.contrib.auth.backends.ModelBackend",</text:p>
      <text:p text:style-name="Standard">)</text:p>
      <text:p text:style-name="Standard"/>
      <text:p text:style-name="Standard">INSTALLED_APPS = (</text:p>
      <text:p text:style-name="Standard"><text:s text:c="4"/>'django.contrib.auth',</text:p>
      <text:p text:style-name="Standard"><text:s text:c="4"/>'django.contrib.contenttypes',</text:p>
      <text:p text:style-name="Standard"><text:s text:c="4"/>'django.contrib.sessions',</text:p>
      <text:p text:style-name="Standard"><text:s text:c="4"/>'django.contrib.sites',</text:p>
      <text:p text:style-name="Standard"><text:s text:c="4"/>'django.contrib.messages',</text:p>
      <text:p text:style-name="Standard"><text:s text:c="4"/>'django.contrib.staticfiles',</text:p>
      <text:p text:style-name="Standard"><text:s text:c="4"/># Uncomment the next line to enable the admin:</text:p>
      <text:p text:style-name="Standard"><text:s text:c="4"/>'django.contrib.admin',</text:p>
      <text:p text:style-name="Standard"><text:s text:c="4"/># apps created for Event4u</text:p>
      <text:p text:style-name="Standard"><text:s text:c="4"/>'manager',</text:p>
      <text:p text:style-name="Standard"><text:s text:c="4"/># Uncomment the next line to enable admin documentation:</text:p>
      <text:p text:style-name="Standard"><text:s text:c="4"/># 'django.contrib.admindocs',</text:p>
      <text:p text:style-name="Standard"><text:s text:c="4"/>#south 3rd party for migrations</text:p>
      <text:p text:style-name="Standard"><text:s text:c="4"/>'south',</text:p>
      <text:p text:style-name="Standard"><text:s text:c="4"/>#auth</text:p>
      <text:p text:style-name="Standard"><text:s text:c="4"/>'uni_form',</text:p>
      <text:p text:style-name="Standard"><text:s text:c="4"/>'allauth',</text:p>
      <text:p text:style-name="Standard"><text:s text:c="4"/>'allauth.account',</text:p>
      <text:p text:style-name="Standard"><text:s text:c="4"/>'allauth.socialaccount',</text:p>
      <text:p text:style-name="Standard"><text:s text:c="4"/>'allauth.socialaccount.providers.google',</text:p>
      <text:p text:style-name="Standard">)</text:p>
      <text:p text:style-name="Standard"/>
      <text:soft-page-break/>
      <text:p text:style-name="Standard">SOCIALACCOUNT_PROVIDERS = \</text:p>
      <text:p text:style-name="Standard"><text:s text:c="4"/>{<text:s/>'google':</text:p>
      <text:p text:style-name="Standard"><text:s text:c="8"/>{ 'SCOPE': ['https://www.googleapis.com/auth/userinfo.profile'],</text:p>
      <text:p text:style-name="Standard"><text:s text:c="10"/>'AUTH_PARAMS': { 'access_type': 'online' } }}</text:p>
      <text:p text:style-name="Standard"><text:s text:c="10"/></text:p>
      <text:p text:style-name="Standard"/>
      <text:p text:style-name="Standard"># A sample logging configuration. The only tangible logging</text:p>
      <text:p text:style-name="Standard"># performed by this configuration is to send<text:s/>an email to</text:p>
      <text:p text:style-name="Standard"># the site admins on every HTTP 500 error when DEBUG=False.</text:p>
      <text:p text:style-name="Standard"># See http://docs.djangoproject.com/en/dev/topics/logging for</text:p>
      <text:p text:style-name="Standard"># more details on how to customize your logging configuration.</text:p>
      <text:p text:style-name="Standard">LOGGING = {</text:p>
      <text:p text:style-name="Standard"><text:s text:c="4"/>'version': 1,</text:p>
      <text:p text:style-name="Standard"><text:s text:c="4"/>'disable_existing_loggers': False,</text:p>
      <text:p text:style-name="Standard"><text:s text:c="4"/>'filters': {</text:p>
      <text:p text:style-name="Standard"><text:s text:c="8"/>'require_debug_false': {</text:p>
      <text:p text:style-name="Standard"><text:s text:c="12"/>'()': 'django.utils.log.RequireDebugFalse'</text:p>
      <text:p text:style-name="Standard"><text:s text:c="8"/>}</text:p>
      <text:p text:style-name="Standard"><text:s text:c="4"/>},</text:p>
      <text:p text:style-name="Standard"><text:s text:c="4"/>'handlers': {</text:p>
      <text:p text:style-name="Standard"><text:s text:c="8"/>'mail_admins': {</text:p>
      <text:p text:style-name="Standard"><text:s text:c="12"/>'level': 'ERROR',</text:p>
      <text:p text:style-name="Standard"><text:s text:c="12"/>'filters': ['require_debug_false'],</text:p>
      <text:p text:style-name="Standard"><text:s text:c="12"/>'class': 'django.utils.log.AdminEmailHandler'</text:p>
      <text:p text:style-name="Standard"><text:s text:c="8"/>}</text:p>
      <text:p text:style-name="Standard"><text:s text:c="4"/>},</text:p>
      <text:p text:style-name="Standard"><text:s text:c="4"/>'loggers': {</text:p>
      <text:p text:style-name="Standard"><text:s text:c="8"/>'django.request': {</text:p>
      <text:p text:style-name="Standard"><text:s text:c="12"/>'handlers': ['mail_admins'],</text:p>
      <text:p text:style-name="Standard"><text:s text:c="12"/>'level': 'ERROR',</text:p>
      <text:p text:style-name="Standard"><text:s text:c="12"/>'propagate': True,</text:p>
      <text:p text:style-name="Standard"><text:s text:c="8"/>},</text:p>
      <text:p text:style-name="Standard"><text:s/><text:s text:c="3"/>}</text:p>
      <text:p text:style-name="Standard">}</text:p>
      <text:p text:style-name="Standard"/>
      <text:p text:style-name="P8"/>
      <text:p text:style-name="P9">models.py</text:p>
      <text:p text:style-name="Standard"/>
      <text:p text:style-name="Standard">from django.db import models</text:p>
      <text:p text:style-name="Standard"># from allauth.utils import get_user_model</text:p>
      <text:p text:style-name="Standard">from django.contrib.auth.models import User</text:p>
      <text:p text:style-name="Standard"/>
      <text:p text:style-name="Standard"># Creating our models here.</text:p>
      <text:p text:style-name="Standard"># User model to be used by get_user_model</text:p>
      <text:p text:style-name="Standard"/>
      <text:p text:style-name="Standard"/>
      <text:p text:style-name="Standard"/>
      <text:soft-page-break/>
      <text:p text:style-name="Standard">class Event(models.Model):</text:p>
      <text:p text:style-name="Standard"><text:tab/>"""Represents the<text:s/>Events table for Event4u"""</text:p>
      <text:p text:style-name="Standard"><text:tab/>event_id = models.AutoField(primary_key=True)</text:p>
      <text:p text:style-name="Standard"><text:tab/>event_name = models.CharField(max_length=30)</text:p>
      <text:p text:style-name="Standard"><text:tab/>event_descr = models.CharField(max_length=75)</text:p>
      <text:p text:style-name="Standard"><text:tab/>venue = models.CharField(max_length=70)</text:p>
      <text:p text:style-name="Standard"><text:tab/>budget =<text:s/>models.DecimalField(max_digits=20,decimal_places=10)</text:p>
      <text:p text:style-name="Standard"><text:tab/>budget_left = models.DecimalField(max_digits=20,decimal_places=10,default = 0)</text:p>
      <text:p text:style-name="Standard"><text:tab/>def __unicode__(self):</text:p>
      <text:p text:style-name="Standard"><text:tab/><text:tab/>return unicode(self.event_name)</text:p>
      <text:p text:style-name="Standard"/>
      <text:p text:style-name="Standard">class Team(models.Model):</text:p>
      <text:p text:style-name="Standard"><text:tab/>"""Represents the Teams of actors of<text:s/>Event4u"""</text:p>
      <text:p text:style-name="Standard"><text:tab/>team_id = models.AutoField(primary_key=True)</text:p>
      <text:p text:style-name="Standard"><text:tab/>event = models.ForeignKey(Event)</text:p>
      <text:p text:style-name="Standard"><text:tab/>team_name = models.CharField(max_length=15)</text:p>
      <text:p text:style-name="Standard"><text:tab/>def __unicode__(self):</text:p>
      <text:p text:style-name="Standard"><text:tab/><text:tab/>return unicode(self.team_id)</text:p>
      <text:p text:style-name="Standard"/>
      <text:p text:style-name="Standard"/>
      <text:p text:style-name="Standard">class Task(models.Model):</text:p>
      <text:p text:style-name="Standard"><text:tab/>"""Task to be accomplished by Teams<text:s/>of Event4u"""</text:p>
      <text:p text:style-name="Standard"><text:tab/>task_id = models.AutoField(primary_key=True)</text:p>
      <text:p text:style-name="Standard"><text:tab/>team = models.ForeignKey(Team, default= -1 )</text:p>
      <text:p text:style-name="Standard"><text:tab/>STATS = (</text:p>
      <text:p text:style-name="Standard"><text:tab/><text:tab/>(u'D',u'Done'),</text:p>
      <text:p text:style-name="Standard"><text:tab/><text:tab/>(u'N',u'Not Started')</text:p>
      <text:p text:style-name="Standard"><text:tab/><text:tab/>)</text:p>
      <text:p text:style-name="Standard"><text:tab/>status = models.CharField(max_length=10,choices=STATS,default=u'Not Started')</text:p>
      <text:p text:style-name="Standard"><text:tab/>task_descr =<text:s/>models.CharField(max_length=70)</text:p>
      <text:p text:style-name="Standard"/>
      <text:p text:style-name="Standard"><text:tab/>def __unicode__(self):</text:p>
      <text:p text:style-name="Standard"><text:tab/><text:tab/>return unicode(self.task_id)</text:p>
      <text:p text:style-name="Standard"/>
      <text:p text:style-name="Standard">class Role(models.Model):</text:p>
      <text:p text:style-name="Standard"><text:tab/>"""Represents the Roles played by actors of Event4u"""</text:p>
      <text:p text:style-name="Standard"><text:tab/>role_id = models.AutoField(primary_key=True)</text:p>
      <text:p text:style-name="Standard"><text:tab/>user = models.ForeignKey(User,default=-1)</text:p>
      <text:p text:style-name="Standard"><text:tab/>event = models.ForeignKey(Event,default=-1)</text:p>
      <text:p text:style-name="Standard"><text:tab/>team = models.ForeignKey(Team,default=0)<text:s/><text:tab/><text:tab/><text:tab/></text:p>
      <text:p text:style-name="Standard"><text:tab/>AUTH_LEVELS = (</text:p>
      <text:p text:style-name="Standard"><text:tab/><text:tab/>(u'C',u'chief'),</text:p>
      <text:p text:style-name="Standard"><text:tab/><text:tab/>(u'E',u'event_head'),</text:p>
      <text:p text:style-name="Standard"><text:tab/><text:tab/>(u'T',u'team_head'),</text:p>
      <text:p text:style-name="Standard"><text:tab/><text:tab/>(u'V',u'volunteer')</text:p>
      <text:p text:style-name="Standard"><text:tab/><text:tab/>)</text:p>
      <text:p text:style-name="Standard"><text:tab/>roles = models.CharField(max_length = 10,choices=AUTH_LEVELS)</text:p>
      <text:p text:style-name="Standard"/>
      <text:soft-page-break/>
      <text:p text:style-name="Standard"><text:tab/>def __unicode__(self):</text:p>
      <text:p text:style-name="Standard"><text:tab/><text:tab/>return unicode(self.role_id)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forms.py</text:p>
      <text:p text:style-name="Standard"/>
      <text:p text:style-name="Standard">from manager import models</text:p>
      <text:p text:style-name="Standard">from django.forms import ModelForm</text:p>
      <text:p text:style-name="Standard">from django import forms</text:p>
      <text:p text:style-name="Standard"/>
      <text:p text:style-name="Standard">class EventForm(ModelForm):</text:p>
      <text:p text:style-name="Standard"><text:tab/>“””Form required to create an event”””</text:p>
      <text:p text:style-name="Standard"><text:tab/>class Meta:</text:p>
      <text:p text:style-name="Standard"><text:tab/><text:tab/>model = models.Event</text:p>
      <text:p text:style-name="Standard"><text:tab/><text:tab/>exclude = ('event_id','budget_left')</text:p>
      <text:p text:style-name="Standard"/>
      <text:p text:style-name="Standard">class TeamForm(ModelForm):</text:p>
      <text:p text:style-name="Standard"><text:tab/>“””Form required to create a team”””</text:p>
      <text:p text:style-name="Standard"><text:tab/>class Meta:</text:p>
      <text:p text:style-name="Standard"><text:tab/><text:tab/>model = models.Team</text:p>
      <text:p text:style-name="Standard"><text:tab/><text:tab/>exclude = ('team_id','event_id',)</text:p>
      <text:p text:style-name="Standard"/>
      <text:p text:style-name="Standard">class TaskForm(ModelForm):</text:p>
      <text:p text:style-name="Standard"><text:tab/>“””Form required to create<text:s/>tasks”””</text:p>
      <text:p text:style-name="Standard"><text:tab/>class Meta:</text:p>
      <text:p text:style-name="Standard"><text:tab/><text:tab/>model = models.Task</text:p>
      <text:p text:style-name="Standard"><text:tab/><text:tab/>exclude = ('task_id','team','status')</text:p>
      <text:p text:style-name="Standard"/>
      <text:p text:style-name="Standard">class TeamForm(ModelForm):</text:p>
      <text:p text:style-name="Standard"><text:tab/>“””Form required to create teams”””</text:p>
      <text:p text:style-name="Standard"><text:tab/>Team_head = forms.CharField(required=True)</text:p>
      <text:p text:style-name="Standard"><text:tab/>Team_email = forms.EmailField(required=True)</text:p>
      <text:p text:style-name="Standard"><text:tab/>class Meta:</text:p>
      <text:p text:style-name="Standard"><text:tab/><text:tab/>model = models.Team</text:p>
      <text:p text:style-name="Standard"><text:tab/><text:tab/>exclude = ('team_id','event')</text:p>
      <text:p text:style-name="Standard"/>
      <text:p text:style-name="Standard">class VolunteerForm(forms.Form):</text:p>
      <text:p text:style-name="Standard"><text:tab/>“””Form required to create Volunteers”””</text:p>
      <text:p text:style-name="Standard"><text:tab/>volunteer_name = forms.CharField(required=True)</text:p>
      <text:p text:style-name="Standard"><text:tab/>volunteer_email = forms.EmailField(required=True)</text:p>
      <text:p text:style-name="Standard"/>
      <text:p text:style-name="Standard">class BudgetForm(forms.Form):</text:p>
      <text:soft-page-break/>
      <text:p text:style-name="Standard"><text:tab/>"""A form to interact with Budget details"""</text:p>
      <text:p text:style-name="Standard"><text:tab/>money_spent = forms.DecimalField(max_digits=20,decimal_places=10)</text:p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urls.py</text:p>
      <text:p text:style-name="Standard"/>
      <text:p text:style-name="Standard">from django.conf.urls import patterns, include, url,handler404</text:p>
      <text:p text:style-name="Standard"># for custom views handling</text:p>
      <text:p text:style-name="Standard">from django.conf.urls.defaults<text:s/>import *</text:p>
      <text:p text:style-name="Standard">from manager.views import EventCreate, custom_404</text:p>
      <text:p text:style-name="Standard">from django.contrib import admin</text:p>
      <text:p text:style-name="Standard">from django.views.generic import TemplateView</text:p>
      <text:p text:style-name="Standard">admin.autodiscover()</text:p>
      <text:p text:style-name="Standard">handler404 = 'manager.views.custom_404'</text:p>
      <text:p text:style-name="Standard">urlpatterns = patterns('',</text:p>
      <text:p text:style-name="Standard"><text:tab/>(r'^accounts/', include('allauth.urls')),</text:p>
      <text:p text:style-name="Standard"><text:tab/>url(r'^$', TemplateView.as_view(template_name="index.html")),#'django.views.generic.simple.direct_to_template', {'template': 'index.html' }),</text:p>
      <text:p text:style-name="Standard"><text:s text:c="4"/>url(r'^events/todo/(?P&lt;team_id&gt;\d+)$','manager.views.todo', name='todo_all'),</text:p>
      <text:p text:style-name="Standard"><text:s text:c="4"/>url(r'^events/todo/checked/(?P&lt;team_id&gt;\d+)$','manager.views.todo_checked', name='todo_all'),</text:p>
      <text:p text:style-name="Standard"><text:s text:c="4"/>url(r'^create/$','manager.views.EventCreate', name='event_add'),</text:p>
      <text:p text:style-name="Standard"><text:s text:c="4"/>url(r'^events/add/(?P&lt;event_id&gt;\d+)/$','manager.views.addTeam', name='team_add'),</text:p>
      <text:p text:style-name="P20"><text:s text:c="4"/>url(r'^view/(?P&lt;event_id&gt;\d+)/$','manager.views.eventView', name='view_events'),</text:p>
      <text:p text:style-name="Standard"><text:s text:c="4"/>url(r'^view/teams/(?P&lt;event_id&gt;\d+)/$','manager.views.view_teams', name='view_teams'),</text:p>
      <text:p text:style-name="Standard"><text:s text:c="4"/>url(r'^view/teams/volunteer/(?P&lt;event_id&gt;\d+)/$','manager.views.view_teams_volunteer', name='view_teams_volunteer')</text:p>
      <text:p text:style-name="Standard"><text:s text:c="4"/>url(r'^accounts/profile/$','manager.views.showProfile', name='my_profile'),</text:p>
      <text:p text:style-name="Standard"><text:s text:c="4"/>url(r'^add/(?P&lt;event_id&gt;\d+)/(?P&lt;team_id&gt;\d+)$','manager.views.add_volunteer', name='add_volunteer'),</text:p>
      <text:p text:style-name="Standard"><text:s text:c="4"/>url(r'^admin/', include(admin.site.urls)),</text:p>
      <text:p text:style-name="Standard"><text:s text:c="4"/>url(r'^logout/$','manager.views.logout_view', name='logout'),</text:p>
      <text:p text:style-name="Standard"><text:s text:c="4"/>url(r'^test/$','manager.views.test', name='test'),</text:p>
      <text:p text:style-name="Standard"><text:s text:c="4"/>url(r'^view/volunteer/teams/(?P&lt;event_id&gt;\d+)/$','manager.views.view_the_teams',name='team_vol'),</text:p>
      <text:p text:style-name="Standard"><text:s text:c="4"/>url(r'^budget/(?P&lt;event_id&gt;\d+)/$','manager.views.check_budget',name = 'budget'),</text:p>
      <text:p text:style-name="Standard">)</text:p>
      <text:p text:style-name="P21"/>
      <text:p text:style-name="P22">index.html</text:p>
      <text:p text:style-name="Standard"/>
      <text:p text:style-name="Standard">&lt;!DOCTYPE html PUBLIC "-//W3C//DTD XHTML 1.0 Strict//EN"<text:s/><text:soft-page-break/>"http://www.w3.org/TR/xhtml1/DTD/xhtml1-strict.dtd"&gt;</text:p>
      <text:p text:style-name="Standard">&lt;html xmlns="http://www.w3.org/1999/xhtml"&gt;</text:p>
      <text:p text:style-name="Standard">&lt;head&gt;</text:p>
      <text:p text:style-name="Standard">&lt;meta http-equiv="Content-Type"<text:s/>content="text/html; charset=UTF-8" /&gt;</text:p>
      <text:p text:style-name="Standard">&lt;title&gt;Event4u Homepage&lt;/title&gt;</text:p>
      <text:p text:style-name="Standard"/>
      <text:p text:style-name="Standard">&lt;!-- Styles --&gt;</text:p>
      <text:p text:style-name="Standard">&lt;link href="/static/home/css/style.css" rel="stylesheet" type="text/css" media="screen" /&gt;</text:p>
      <text:p text:style-name="Standard"/>
      <text:p text:style-name="Standard">&lt;/head&gt;</text:p>
      <text:p text:style-name="Standard"/>
      <text:p text:style-name="Standard"/>
      <text:p text:style-name="Standard">&lt;body&gt;</text:p>
      <text:p text:style-name="Standard">&lt;div id="footer_wraping"&gt;</text:p>
      <text:p text:style-name="Standard"><text:tab/>&lt;div id="footer"&gt;</text:p>
      <text:p text:style-name="Standard"><text:tab/></text:p>
      <text:p text:style-name="Standard"><text:tab/>&lt;h1&gt;&lt;img src="/static/home/images/event4u.png" style="height:40px;width:125px;margin-left:6px;margin-top:2.5px;" /&gt;&lt;a href="LoginForm/xHTML/index.html" style="float:right;color:blue;"&gt;&lt;a href="/accounts/google/login"&gt;&lt;img src="/static/home/images/google-signin.png" style="width:80px;height:40px;margin-top:2.5px;margin-right:6px;width:225px;float:right"/&gt;&lt;/a&gt;&lt;/h1&gt;</text:p>
      <text:p text:style-name="Standard"><text:tab/>&lt;/div&gt;</text:p>
      <text:p text:style-name="Standard">&lt;/div&gt;</text:p>
      <text:p text:style-name="Standard">&lt;br&gt;</text:p>
      <text:p text:style-name="Standard">&lt;a name="Top"&gt;&lt;/a&gt;</text:p>
      <text:p text:style-name="Standard">&lt;div id="header_wrap"&gt;</text:p>
      <text:p text:style-name="Standard"><text:tab/>&lt;div id="header" class="round"&gt;</text:p>
      <text:p text:style-name="Standard"><text:tab/><text:tab/>&lt;img src="/static/home/images/lightbulb.png" class="light-bulb"/&gt;</text:p>
      <text:p text:style-name="Standard"><text:tab/><text:tab/>&lt;div class="header-text"&gt;</text:p>
      <text:p text:style-name="Standard"><text:tab/><text:tab/><text:tab/>&lt;h4&gt;Hi, this is Event4u team for you&lt;/h4&gt;</text:p>
      <text:p text:style-name="Standard"><text:tab/><text:tab/><text:s text:c="2"/><text:tab/>&lt;p&gt;</text:p>
      <text:p text:style-name="Standard"><text:tab/><text:tab/><text:tab/><text:tab/>Our mission is to help people to handle events online.All about our webapp.</text:p>
      <text:p text:style-name="Standard"><text:tab/><text:tab/><text:s text:c="2"/><text:tab/>&lt;/p&gt;</text:p>
      <text:p text:style-name="Standard"><text:tab/><text:tab/>&lt;/div&gt;</text:p>
      <text:p text:style-name="Standard"><text:tab/>&lt;/div&gt;</text:p>
      <text:p text:style-name="Standard">&lt;/div&gt;</text:p>
      <text:p text:style-name="Standard">&lt;!-- [END] Header --&gt;</text:p>
      <text:p text:style-name="Standard"/>
      <text:p text:style-name="Standard">&lt;div id="content_wrap"&gt;</text:p>
      <text:p text:style-name="Standard"><text:tab/>&lt;div<text:s/>id="content"&gt;</text:p>
      <text:p text:style-name="Standard"/>
      <text:p text:style-name="Standard"><text:s text:c="4"/>&lt;!-- Websites --&gt;</text:p>
      <text:p text:style-name="Standard"><text:s text:c="4"/><text:tab/>&lt;div class="nav-section"&gt;</text:p>
      <text:p text:style-name="Standard"><text:s text:c="6"/><text:tab/><text:tab/>&lt;ul&gt;</text:p>
      <text:p text:style-name="Standard"><text:s text:c="8"/><text:tab/><text:tab/>&lt;li&gt;Jump to:&lt;/li&gt;</text:p>
      <text:p text:style-name="Standard"><text:s text:c="8"/><text:tab/><text:tab/>&lt;li&gt;&lt;a href="#About"&gt;About Event4u&lt;/a&gt;&lt;/li&gt;</text:p>
      <text:p text:style-name="Standard"><text:tab/><text:tab/><text:tab/>&lt;li&gt;&lt;a href="#ContactUs"&gt;Contact Us&lt;/a&gt;&lt;/li&gt;</text:p>
      <text:soft-page-break/>
      <text:p text:style-name="Standard"><text:tab/><text:tab/><text:tab/>&lt;li&gt;&lt;a href="#RecentEvents"&gt;Recent Events&lt;/a&gt;&lt;/li&gt;</text:p>
      <text:p text:style-name="Standard"><text:s text:c="6"/><text:tab/><text:tab/>&lt;/ul&gt;</text:p>
      <text:p text:style-name="Standard"><text:s text:c="4"/><text:tab/>&lt;/div&gt;</text:p>
      <text:p text:style-name="Standard"><text:tab/>&lt;a name="RecentEvents"&gt;&lt;/a&gt;</text:p>
      <text:p text:style-name="Standard"><text:s text:c="4"/><text:tab/>&lt;div id="websites"&gt;</text:p>
      <text:p text:style-name="Standard"><text:s text:c="8"/><text:tab/>&lt;div class="post even clearfix"&gt;</text:p>
      <text:p text:style-name="Standard"><text:s text:c="8"/><text:tab/><text:tab/>&lt;img src="/static/home/images/appstorm-icon.png" alt="AppStorm" class="side-tag" style="top:29px;" /&gt;</text:p>
      <text:p text:style-name="Standard"><text:tab/>&lt;!-- add an<text:s/>image here --&gt;</text:p>
      <text:p text:style-name="Standard"><text:tab/>&lt;!--&lt;h1&gt; Events handled &lt;/h1&gt; --&gt;</text:p>
      <text:p text:style-name="Standard"><text:tab/><text:tab/><text:tab/>&lt;div class="post-image"&gt;</text:p>
      <text:p text:style-name="Standard"><text:s text:c="10"/><text:tab/><text:tab/>&lt;img src="/static/home/images/6.jpg" alt="AppStorm" /&gt;</text:p>
      <text:p text:style-name="Standard"><text:s text:c="8"/><text:tab/><text:tab/>&lt;/div&gt;</text:p>
      <text:p text:style-name="Standard"><text:s text:c="8"/><text:tab/><text:tab/>&lt;div class="post-text"&gt;</text:p>
      <text:p text:style-name="Standard"><text:s text:c="10"/><text:tab/><text:tab/><text:tab/>&lt;h2&gt;Samarpana in PESIT&lt;/h2&gt;</text:p>
      <text:p text:style-name="Standard"><text:tab/><text:tab/><text:tab/><text:tab/>&lt;p&gt;<text:s/>It was a great experience for us to be a helping hand for the families of INDIAN heroes. Thanks to Samarpana and also Event4u team for setting up a patriotic environment.&lt;/p&gt;</text:p>
      <text:p text:style-name="Standard"><text:s text:c="10"/><text:tab/><text:tab/><text:tab/>&lt;p&gt;&amp;nbsp;&amp;nbsp;&amp;nbsp;&amp;nbsp;&amp;nbsp;&amp;nbsp;&lt;h2&gt;Divya,2nd year ISE,PESIT&lt;/h2&gt;&lt;/p&gt;</text:p>
      <text:p text:style-name="Standard"><text:s text:c="8"/><text:tab/><text:tab/>&lt;/div&gt;</text:p>
      <text:p text:style-name="Standard"><text:s text:c="8"/><text:tab/><text:tab/>&lt;div class="clear"&gt;</text:p>
      <text:p text:style-name="Standard"><text:tab/><text:tab/><text:tab/>&lt;/div&gt;<text:tab/></text:p>
      <text:p text:style-name="Standard"><text:s text:c="6"/><text:tab/><text:tab/>&lt;/div&gt;</text:p>
      <text:p text:style-name="Standard"><text:s text:c="10"/><text:tab/>&lt;div class="post odd clearfix"&gt;</text:p>
      <text:p text:style-name="Standard"><text:s text:c="8"/><text:tab/><text:tab/>&lt;img src="/static/home/images/appstorm-icon.png" alt="AppStorm" class="side-tag" style="top:29px;" /&gt;</text:p>
      <text:p text:style-name="Standard"><text:s text:c="8"/><text:tab/><text:tab/>&lt;div class="post-image"&gt;</text:p>
      <text:p text:style-name="Standard"><text:s text:c="10"/><text:tab/><text:tab/><text:tab/>&lt;img src="/static/home/images/2.jpg" alt="Tuts+ Premium" /&gt;</text:p>
      <text:p text:style-name="Standard"><text:s text:c="8"/><text:tab/><text:tab/>&lt;/div&gt;</text:p>
      <text:p text:style-name="Standard"><text:s text:c="8"/><text:tab/><text:tab/>&lt;div class="post-text"&gt;</text:p>
      <text:p text:style-name="Standard"><text:s text:c="10"/><text:tab/><text:tab/><text:tab/>&lt;h2&gt;Graduation at PESIT&lt;/h2&gt;</text:p>
      <text:p text:style-name="Standard"><text:s text:c="10"/><text:tab/><text:tab/><text:tab/>&lt;h3&gt;It was one of the greatest graduation of the years. Handled well by Event4u team.</text:p>
      <text:p text:style-name="Standard"><text:tab/><text:tab/><text:tab/><text:tab/>&lt;br&gt;</text:p>
      <text:p text:style-name="Standard"><text:tab/><text:tab/><text:tab/><text:tab/>&lt;p&gt;&amp;nbsp;&amp;nbsp;&amp;nbsp;&amp;nbsp;&amp;nbsp;&amp;nbsp;&lt;h2&gt;B S Murthy,Principal of PESIT&lt;/h2&gt;&lt;/p&gt;</text:p>
      <text:p text:style-name="Standard"><text:s text:c="8"/><text:tab/><text:tab/>&lt;/div&gt;</text:p>
      <text:p text:style-name="Standard"><text:s text:c="8"/><text:tab/><text:tab/>&lt;div class="clear"&gt;</text:p>
      <text:p text:style-name="Standard"><text:tab/><text:tab/><text:tab/>&lt;/div&gt;</text:p>
      <text:p text:style-name="Standard"><text:s text:c="6"/><text:tab/><text:tab/>&lt;/div&gt;</text:p>
      <text:p text:style-name="Standard"><text:s text:c="10"/><text:tab/>&lt;div class="post even clearfix"&gt;</text:p>
      <text:p text:style-name="Standard"><text:s text:c="8"/><text:tab/><text:tab/>&lt;img src="/static/home/images/appstorm-icon.png" alt="AppStorm" class="side-tag" style="top:29px;" /&gt;</text:p>
      <text:p text:style-name="Standard"><text:s text:c="8"/><text:tab/><text:tab/>&lt;div class="post-image"&gt;</text:p>
      <text:p text:style-name="Standard"><text:s text:c="10"/><text:tab/><text:tab/><text:tab/>&lt;img src="/static/home/images/3.jpg" alt="Tuts+ Network" /&gt;</text:p>
      <text:p text:style-name="Standard"><text:s text:c="8"/><text:tab/><text:tab/>&lt;/div&gt;</text:p>
      <text:p text:style-name="Standard"><text:s text:c="8"/><text:tab/><text:tab/>&lt;div class="post-text"&gt;</text:p>
      <text:soft-page-break/>
      <text:p text:style-name="Standard"><text:s text:c="10"/><text:tab/><text:tab/><text:tab/>&lt;h2&gt;Concert @ BMSIT&lt;/h2&gt;</text:p>
      <text:p text:style-name="Standard"><text:s text:c="10"/><text:tab/><text:tab/><text:tab/>&lt;h3&gt;Enjoyed to the maximum in this fantastic concert. Thanku Event4u for an well-organised management of concert.</text:p>
      <text:p text:style-name="Standard"><text:s text:c="10"/><text:tab/><text:tab/><text:tab/>&lt;p&gt;&amp;nbsp;&amp;nbsp;&amp;nbsp;&amp;nbsp;&amp;nbsp;&amp;nbsp;&lt;h2&gt;Sachin,3rd year CSE,PESIT&lt;/h2&gt;&lt;/p&gt;</text:p>
      <text:p text:style-name="Standard"><text:s text:c="8"/><text:tab/><text:tab/>&lt;/div&gt;</text:p>
      <text:p text:style-name="Standard"><text:s text:c="8"/><text:tab/><text:tab/>&lt;div class="clear"&gt;</text:p>
      <text:p text:style-name="Standard"><text:tab/><text:tab/><text:tab/>&lt;/div&gt;</text:p>
      <text:p text:style-name="Standard"><text:s text:c="6"/><text:tab/><text:tab/>&lt;/div&gt;</text:p>
      <text:p text:style-name="Standard"><text:s text:c="10"/><text:tab/>&lt;div class="post odd clearfix"&gt;</text:p>
      <text:p text:style-name="Standard"><text:s text:c="8"/><text:tab/><text:tab/>&lt;img src="/static/home/images/appstorm-icon.png" alt="AppStorm" class="side-tag" style="top:29px;" /&gt;</text:p>
      <text:p text:style-name="Standard"><text:s text:c="8"/><text:tab/><text:tab/>&lt;div class="post-image"&gt;</text:p>
      <text:p text:style-name="Standard"><text:s text:c="10"/><text:tab/><text:tab/><text:tab/>&lt;img src="/static/home/images/4.jpg" alt="FreelanceSwitch" /&gt;</text:p>
      <text:p text:style-name="Standard"><text:s text:c="8"/><text:tab/><text:tab/>&lt;/div&gt;</text:p>
      <text:p text:style-name="Standard"><text:s text:c="8"/><text:tab/><text:tab/>&lt;div class="post-text"&gt;</text:p>
      <text:p text:style-name="Standard"><text:s text:c="10"/><text:tab/><text:tab/><text:tab/>&lt;h2&gt;Cultural night on Dasara festival&lt;/h2&gt;</text:p>
      <text:p text:style-name="Standard"><text:s text:c="10"/><text:tab/><text:tab/><text:tab/>&lt;h3&gt;&lt;/h3&gt;</text:p>
      <text:p text:style-name="Standard"><text:s text:c="10"/><text:tab/><text:tab/><text:tab/>&lt;p&gt;&amp;nbsp;&amp;nbsp;&amp;nbsp;&amp;nbsp;&amp;nbsp;&amp;nbsp;&lt;h2&gt;Devdas,National cultural secretary&lt;/h2&gt;&lt;/p&gt;</text:p>
      <text:p text:style-name="Standard"><text:s text:c="8"/><text:tab/><text:tab/>&lt;/div&gt;</text:p>
      <text:p text:style-name="Standard"><text:s text:c="8"/><text:tab/><text:tab/>&lt;div class="clear"&gt;</text:p>
      <text:p text:style-name="Standard"><text:tab/><text:tab/><text:tab/>&lt;/div&gt;</text:p>
      <text:p text:style-name="Standard"><text:s text:c="6"/><text:tab/><text:tab/>&lt;/div&gt;</text:p>
      <text:p text:style-name="Standard"><text:s text:c="10"/><text:tab/>&lt;div class="post even clearfix"&gt;</text:p>
      <text:p text:style-name="Standard"><text:s text:c="8"/><text:tab/><text:tab/>&lt;img src="/static/home/images/appstorm-icon.png" alt="AppStorm" class="side-tag" style="top:29px;" /&gt;</text:p>
      <text:p text:style-name="Standard"><text:s text:c="8"/><text:tab/><text:tab/>&lt;div class="post-image"&gt;</text:p>
      <text:p text:style-name="Standard"><text:s text:c="10"/><text:tab/><text:tab/><text:tab/>&lt;img src="/static/home/images/5.jpg" alt="AppStorm" /&gt;</text:p>
      <text:p text:style-name="Standard"><text:s text:c="8"/><text:tab/><text:tab/>&lt;/div&gt;</text:p>
      <text:p text:style-name="Standard"><text:s text:c="8"/><text:tab/><text:tab/>&lt;div class="post-text"&gt;</text:p>
      <text:p text:style-name="Standard"><text:s text:c="10"/><text:tab/><text:tab/><text:tab/>&lt;h2&gt;Sanju weds geetha&lt;/h2&gt;</text:p>
      <text:p text:style-name="Standard"><text:s text:c="10"/><text:tab/><text:tab/><text:tab/>&lt;p&gt;&amp;nbsp;&amp;nbsp;&amp;nbsp;&amp;nbsp;&amp;nbsp;&amp;nbsp;&lt;h2&gt;Married couple&lt;/h2&gt;&lt;/p&gt;</text:p>
      <text:p text:style-name="Standard"><text:s text:c="8"/><text:tab/><text:tab/>&lt;/div&gt;</text:p>
      <text:p text:style-name="Standard"><text:s text:c="8"/><text:tab/><text:tab/>&lt;div class="clear"&gt;</text:p>
      <text:p text:style-name="Standard"><text:tab/><text:tab/><text:tab/>&lt;/div&gt;</text:p>
      <text:p text:style-name="Standard"><text:s text:c="6"/><text:tab/><text:tab/>&lt;/div&gt;</text:p>
      <text:p text:style-name="Standard"><text:s text:c="10"/><text:tab/>&lt;div class="post odd clearfix"&gt;</text:p>
      <text:p text:style-name="Standard"><text:s text:c="8"/><text:tab/><text:tab/>&lt;img src="/static/home/images/appstorm-icon.png" alt="AppStorm" class="side-tag"<text:s/>style="top:29px;" /&gt;</text:p>
      <text:p text:style-name="Standard"><text:tab/><text:tab/><text:tab/>&lt;div class="post-image"&gt;</text:p>
      <text:p text:style-name="Standard"><text:s text:c="10"/><text:tab/><text:tab/><text:tab/>&lt;img src="/static/home/images/1.jpg" alt="Envato Marketplaces" /&gt;</text:p>
      <text:p text:style-name="Standard"><text:s text:c="8"/><text:tab/><text:tab/>&lt;/div&gt;</text:p>
      <text:p text:style-name="Standard"><text:s text:c="8"/><text:tab/><text:tab/>&lt;div class="post-text"&gt;</text:p>
      <text:p text:style-name="Standard"><text:s text:c="10"/><text:tab/><text:tab/><text:tab/>&lt;h2&gt;Rajinikanth's b'day bash&lt;/h2&gt;</text:p>
      <text:p text:style-name="Standard"><text:s text:c="16"/><text:tab/><text:tab/>&lt;p&gt;I'm very<text:s/>happy to celebrate my 60th birthday. Thanks to Event4u team for making this birthday memorable.</text:p>
      <text:p text:style-name="Standard"><text:tab/><text:tab/><text:tab/><text:tab/>&lt;/p&gt;</text:p>
      <text:soft-page-break/>
      <text:p text:style-name="Standard"><text:tab/><text:tab/><text:tab/><text:tab/>&lt;br&gt;</text:p>
      <text:p text:style-name="Standard"><text:tab/><text:tab/><text:tab/><text:tab/>&lt;p&gt;&amp;nbsp;&amp;nbsp;&amp;nbsp;&amp;nbsp;&amp;nbsp;&amp;nbsp;&lt;h2&gt;Rajinikanth&lt;/h2&gt;&lt;/p&gt;</text:p>
      <text:p text:style-name="Standard"><text:s text:c="8"/><text:tab/><text:tab/>&lt;/div&gt;</text:p>
      <text:p text:style-name="Standard"><text:s text:c="8"/><text:tab/><text:tab/>&lt;div class="clear"&gt;</text:p>
      <text:p text:style-name="Standard"><text:tab/><text:tab/><text:tab/>&lt;/div&gt; <text:s text:c="7"/><text:tab/><text:tab/></text:p>
      <text:p text:style-name="Standard"><text:tab/><text:tab/>&lt;/div&gt;</text:p>
      <text:p text:style-name="Standard">&lt;!-- [END] Websites --&gt;</text:p>
      <text:p text:style-name="Standard">&lt;!-- About --&gt;</text:p>
      <text:p text:style-name="Standard"><text:tab/><text:tab/>&lt;a name="About"&gt;&lt;/a&gt;</text:p>
      <text:p text:style-name="Standard"><text:s text:c="4"/><text:tab/><text:tab/>&lt;div class="nav-section"&gt;</text:p>
      <text:p text:style-name="Standard"/>
      <text:p text:style-name="Standard"><text:s text:c="4"/><text:tab/><text:tab/>&lt;/div&gt;</text:p>
      <text:p text:style-name="Standard"><text:tab/><text:tab/>&lt;div id="about"&gt;</text:p>
      <text:p text:style-name="Standard"><text:s text:c="6"/><text:tab/><text:tab/><text:tab/>&lt;div class="about-envato round-top"&gt;</text:p>
      <text:p text:style-name="Standard"><text:s text:c="8"/><text:tab/><text:tab/><text:tab/>&lt;img src="/static/home/images/about-globe.png" class="about-globe" alt="" /&gt;</text:p>
      <text:p text:style-name="Standard"><text:s text:c="8"/><text:tab/><text:tab/><text:tab/>&lt;div class="about-text"&gt;</text:p>
      <text:p text:style-name="Standard"><text:s text:c="10"/><text:tab/><text:tab/><text:tab/><text:tab/>&lt;h1 style="color:black;"&gt;About Event4u&lt;/h1&gt;</text:p>
      <text:p text:style-name="Standard"><text:s text:c="10"/><text:tab/><text:tab/><text:tab/><text:tab/>&lt;p&gt;Event4u is a web application which makes the job of handling or managing the events easier.</text:p>
      <text:p text:style-name="Standard"><text:tab/><text:tab/><text:tab/><text:tab/><text:tab/>&lt;/p&gt;</text:p>
      <text:p text:style-name="Standard"><text:s text:c="8"/><text:tab/><text:tab/><text:tab/>&lt;/div&gt;</text:p>
      <text:p text:style-name="Standard"><text:s text:c="6"/><text:tab/><text:tab/><text:tab/>&lt;/div&gt;</text:p>
      <text:p text:style-name="Standard"><text:tab/><text:tab/>&lt;/div&gt;</text:p>
      <text:p text:style-name="Standard">&lt;!-- [END] About --&gt;</text:p>
      <text:p text:style-name="Standard">&lt;!-- Contact --&gt;</text:p>
      <text:p text:style-name="Standard"><text:tab/><text:tab/>&lt;a name="ContactUs"&gt;&lt;/a&gt;</text:p>
      <text:p text:style-name="Standard"><text:s text:c="4"/><text:tab/><text:tab/>&lt;div class="nav-section"&gt;</text:p>
      <text:p text:style-name="Standard"><text:s text:c="6"/><text:tab/><text:tab/><text:tab/>&lt;ul&gt;</text:p>
      <text:p text:style-name="Standard"><text:s text:c="8"/><text:tab/><text:tab/><text:tab/>&lt;li&gt;Jump to:&lt;/li&gt;</text:p>
      <text:p text:style-name="Standard"><text:s text:c="8"/><text:tab/><text:tab/><text:tab/>&lt;li&gt;&lt;a href="#Top"&gt;Beginning&lt;/a&gt;&lt;/li&gt;</text:p>
      <text:p text:style-name="Standard"><text:s text:c="8"/><text:tab/><text:tab/><text:tab/></text:p>
      <text:p text:style-name="Standard"><text:s text:c="6"/><text:tab/><text:tab/><text:tab/>&lt;/ul&gt;</text:p>
      <text:p text:style-name="Standard"><text:s text:c="4"/><text:tab/><text:tab/>&lt;/div&gt;</text:p>
      <text:p text:style-name="Standard"><text:tab/><text:tab/></text:p>
      <text:p text:style-name="Standard"><text:s text:c="4"/><text:tab/><text:tab/>&lt;div<text:s/>id="contact" class="round clearfix"&gt;</text:p>
      <text:p text:style-name="Standard"><text:s text:c="7"/><text:tab/><text:tab/><text:tab/>&lt;a name="contact-us"&gt;&lt;/a&gt;</text:p>
      <text:p text:style-name="Standard"><text:s text:c="7"/><text:tab/><text:tab/><text:tab/>&lt;img src="/static/home/images/contact-us.png" class="contact-us" alt="Contact Us" /&gt;</text:p>
      <text:p text:style-name="Standard"><text:s text:c="7"/><text:tab/><text:tab/><text:tab/>&lt;div&gt;</text:p>
      <text:p text:style-name="Standard"><text:tab/><text:s text:c="3"/><text:tab/><text:tab/><text:tab/>&lt;h2&gt;General Enquiries&lt;/h2&gt;</text:p>
      <text:p text:style-name="Standard"><text:s text:c="15"/><text:tab/><text:tab/><text:tab/>&lt;p&gt;For all general inquiries about Event4u &lt;a href="http://www.google.com"&gt;general inquiries&lt;/a&gt;&lt;/p&gt;<text:tab/></text:p>
      <text:p text:style-name="Standard"><text:tab/><text:s text:c="12"/><text:tab/><text:tab/>&lt;h2&gt;Get Help &amp;amp; Support&lt;/h2&gt;</text:p>
      <text:p text:style-name="Standard"><text:s text:c="24"/><text:tab/>&lt;p&gt;For support or assistance with our Event4u, visit our support site at &lt;a href="http://www.google.com"&gt;support@event4u&lt;/a&gt;.&lt;/p&gt;</text:p>
      <text:p text:style-name="Standard"><text:s text:c="7"/><text:tab/><text:tab/><text:tab/>&lt;/div&gt;</text:p>
      <text:p text:style-name="Standard"><text:s text:c="11"/><text:tab/><text:tab/>&lt;h2&gt;Mobile&lt;/h2&gt;</text:p>
      <text:soft-page-break/>
      <text:p text:style-name="Standard"><text:s text:c="15"/><text:tab/><text:tab/>&lt;p&gt;+91 7760006366 &lt;br /&gt;</text:p>
      <text:p text:style-name="Standard"><text:s text:c="15"/><text:tab/><text:tab/>Note: support requests are &lt;strong&gt;not&lt;/strong&gt; handled by phone.&lt;br /&gt;Place a query &lt;strong&gt;quickly&lt;/strong&gt; and &lt;strong&gt;easily&lt;/strong&gt; at &lt;a href="http://www.google.com/"&gt;support@event4u&lt;/a&gt; and we'll endeavour to respond within 24 hours (complex issues may take longer).</text:p>
      <text:p text:style-name="Standard"><text:s text:c="15"/><text:tab/><text:tab/>&lt;/p&gt;</text:p>
      <text:p text:style-name="Standard"><text:s text:c="3"/><text:tab/><text:tab/>&lt;/div&gt;</text:p>
      <text:p text:style-name="Standard"><text:tab/>&lt;/div&gt;</text:p>
      <text:p text:style-name="Standard"><text:s text:c="4"/>&lt;!-- [END] Contact --&gt;</text:p>
      <text:p text:style-name="Standard">&lt;/div&gt;</text:p>
      <text:p text:style-name="Standard">&lt;/div&gt;</text:p>
      <text:p text:style-name="Standard">&lt;br&gt;</text:p>
      <text:p text:style-name="Standard">&lt;br&gt;</text:p>
      <text:p text:style-name="Standard">&lt;!-- [END]<text:s/>Content --&gt;</text:p>
      <text:p text:style-name="Standard"/>
      <text:p text:style-name="Standard">&lt;!-- Footer --&gt;</text:p>
      <text:p text:style-name="Standard">&lt;div id="footer_wrap"&gt;</text:p>
      <text:p text:style-name="Standard"><text:tab/>&lt;div id="footer"&gt;</text:p>
      <text:p text:style-name="Standard"><text:s text:c="8"/>This is a product of Event4u &lt;img src="/static/home/images/copyright_symbol.jpg" style="height:20px; width:20px;"/&gt;</text:p>
      <text:p text:style-name="Standard"><text:tab/>&lt;/div&gt;</text:p>
      <text:p text:style-name="Standard">&lt;/div&gt;</text:p>
      <text:p text:style-name="Standard">&lt;/body&gt;</text:p>
      <text:p text:style-name="Standard">&lt;/html&gt;</text:p>
      <text:p text:style-name="Standard"/>
      <text:p text:style-name="P23"/>
      <text:p text:style-name="P24">volunteer.html</text:p>
      <text:p text:style-name="Standard"/>
      <text:p text:style-name="Standard">&lt;!DOCTYPE html PUBLIC "-//W3C//DTD XHTML 1.0 Transitional//EN" "http://www.w3.org/TR/xhtml1/DTD/xhtml1-transitional.dtd"&gt;</text:p>
      <text:p text:style-name="Standard">&lt;html xmlns="http://www.w3.org/1999/xhtml"&gt;</text:p>
      <text:p text:style-name="Standard">&lt;head&gt;</text:p>
      <text:p text:style-name="Standard">&lt;meta http-equiv="Content-Type" content="text/html; charset=utf-8" /&gt;</text:p>
      <text:p text:style-name="Standard">&lt;title&gt;Volunteer view&lt;/title&gt;</text:p>
      <text:p text:style-name="Standard">&lt;link href="/static/actors/css/templatemo_style.css" rel="stylesheet" type="text/css" /&gt;</text:p>
      <text:p text:style-name="Standard"/>
      <text:p text:style-name="Standard">&lt;script type="text/javascript" src="static/actors/js/jquery-1-4-2.min.js"&gt;&lt;/script&gt;</text:p>
      <text:p text:style-name="Standard">&lt;script type="text/javascript" src="static/actors/js/jquery-ui.min.js"&gt;&lt;/script&gt;</text:p>
      <text:p text:style-name="Standard">&lt;script type="text/javascript" src="static/actors/js/showhide.js"&gt;&lt;/script&gt;</text:p>
      <text:p text:style-name="Standard">&lt;script type="text/JavaScript" src="static/actors/js/jquery.mousewheel.js"&gt;&lt;/script&gt;</text:p>
      <text:p text:style-name="Standard"/>
      <text:p text:style-name="Standard">&lt;link rel="stylesheet" type="text/css" href="/static/actors/css/ddsmoothmenu.css" /&gt;</text:p>
      <text:p text:style-name="Standard"/>
      <text:p text:style-name="Standard">&lt;script type="text/javascript" src="static/actors/js/jquery.min.js"&gt;&lt;/script&gt;</text:p>
      <text:p text:style-name="Standard">&lt;script type="text/javascript" src="static/actors/js/ddsmoothmenu.js"&gt;</text:p>
      <text:p text:style-name="Standard">&lt;/script&gt;</text:p>
      <text:p text:style-name="Standard"/>
      <text:soft-page-break/>
      <text:p text:style-name="Standard">&lt;script type="text/javascript"&gt;</text:p>
      <text:p text:style-name="Standard"/>
      <text:p text:style-name="Standard">ddsmoothmenu.init({</text:p>
      <text:p text:style-name="Standard"><text:tab/>mainmenuid: "templatemo_menu", //menu DIV<text:s/>id</text:p>
      <text:p text:style-name="Standard"><text:tab/>orientation: 'h', //Horizontal or vertical menu: Set to "h" or "v"</text:p>
      <text:p text:style-name="Standard"><text:tab/>classname: 'ddsmoothmenu', //class added to menu's outer DIV</text:p>
      <text:p text:style-name="Standard"><text:tab/>//customtheme: ["#1c5a80", "#18374a"],</text:p>
      <text:p text:style-name="Standard"><text:tab/>contentsource: "markup" //"markup" or ["container_id", "path_to_menu_file"]</text:p>
      <text:p text:style-name="Standard">})</text:p>
      <text:p text:style-name="Standard"/>
      <text:p text:style-name="Standard">&lt;/script&gt;</text:p>
      <text:p text:style-name="Standard"/>
      <text:p text:style-name="Standard">&lt;!-- Load the CloudCarousel JavaScript file --&gt;</text:p>
      <text:p text:style-name="Standard">&lt;script type="text/JavaScript" src="static/actors/js/cloud-carousel.1.0.5.js"&gt;&lt;/script&gt;</text:p>
      <text:p text:style-name="Standard"><text:s/></text:p>
      <text:p text:style-name="Standard">&lt;script type="text/javascript"&gt;</text:p>
      <text:p text:style-name="Standard">$(document).ready(function(){</text:p>
      <text:p text:style-name="Standard"><text:tab/><text:tab/><text:tab/><text:tab/><text:tab/><text:tab/><text:s text:c="3"/></text:p>
      <text:p text:style-name="Standard"><text:tab/>// This initialises carousels on<text:s/>the container elements specified, in this case, carousel1.</text:p>
      <text:p text:style-name="Standard"><text:tab/>$("#carousel1").CloudCarousel(<text:tab/><text:tab/></text:p>
      <text:p text:style-name="Standard"><text:tab/><text:tab/>{<text:tab/><text:tab/><text:tab/></text:p>
      <text:p text:style-name="Standard"><text:tab/><text:tab/><text:tab/>reflHeight: 40,</text:p>
      <text:p text:style-name="Standard"><text:tab/><text:tab/><text:tab/>reflGap:2,</text:p>
      <text:p text:style-name="Standard"><text:tab/><text:tab/><text:tab/>titleBox: $('#da-vinci-title'),</text:p>
      <text:p text:style-name="Standard"><text:tab/><text:tab/><text:tab/>altBox: $('#da-vinci-alt'),</text:p>
      <text:p text:style-name="Standard"><text:tab/><text:tab/><text:tab/>buttonLeft: $('#slider-left-but'),</text:p>
      <text:p text:style-name="Standard"><text:tab/><text:tab/><text:tab/>buttonRight: $('#slider-right-but'),</text:p>
      <text:p text:style-name="Standard"><text:tab/><text:tab/><text:tab/>yRadius:30,</text:p>
      <text:p text:style-name="Standard"><text:tab/><text:tab/><text:tab/>xPos: 480,</text:p>
      <text:p text:style-name="Standard"><text:tab/><text:tab/><text:tab/>yPos: 32,</text:p>
      <text:p text:style-name="Standard"><text:tab/><text:tab/><text:tab/>speed:0.15,</text:p>
      <text:p text:style-name="Standard"><text:tab/><text:tab/>}</text:p>
      <text:p text:style-name="Standard"><text:tab/>);</text:p>
      <text:p text:style-name="Standard">});</text:p>
      <text:p text:style-name="Standard"><text:s/></text:p>
      <text:p text:style-name="Standard">&lt;/script&gt;</text:p>
      <text:p text:style-name="Standard"/>
      <text:p text:style-name="Standard">&lt;/head&gt;</text:p>
      <text:p text:style-name="Standard"/>
      <text:p text:style-name="Standard">&lt;body id="home"&gt;</text:p>
      <text:p text:style-name="Standard"/>
      <text:p text:style-name="Standard">&lt;div id="templatemo_header_wrapper"&gt;</text:p>
      <text:p text:style-name="Standard"><text:tab/>&lt;div id="site_title"&gt;&lt;h1&gt;&lt;a href="Responsibilities.html"&gt;Event4u defined roles of Event<text:s/>Manager&lt;/a&gt;&lt;/h1&gt;&lt;/div&gt;</text:p>
      <text:p text:style-name="Standard"><text:s text:c="5"/>&lt;div id="templatemo_menu" class="ddsmoothmenu"&gt;</text:p>
      <text:p text:style-name="Standard"><text:s text:c="8"/>&lt;ul&gt;</text:p>
      <text:p text:style-name="Standard"><text:s text:c="12"/>&lt;li&gt;&lt;a href="index.html" class="selected"&gt;Home&lt;/a&gt;&lt;/li&gt;</text:p>
      <text:p text:style-name="Standard"><text:tab/><text:s text:c="3"/>&lt;li&gt;&lt;a href="{% url 'account_logout' %}"&gt;Logout&lt;/li&gt;</text:p>
      <text:soft-page-break/>
      <text:p text:style-name="Standard"><text:s text:c="8"/>&lt;/ul&gt;</text:p>
      <text:p text:style-name="Standard"><text:s text:c="4"/>&lt;/div&gt;<text:s/>&lt;!-- end of templatemo_menu --&gt;</text:p>
      <text:p text:style-name="Standard"><text:s text:c="4"/>&lt;div class="cleaner"&gt;&lt;/div&gt;</text:p>
      <text:p text:style-name="Standard">&lt;/div&gt;<text:tab/>&lt;!-- END of templatemo_header_wrapper --&gt;</text:p>
      <text:p text:style-name="Standard">&lt;div id="templatemo_slider"&gt;</text:p>
      <text:p text:style-name="Standard"><text:tab/>&lt;!-- This is the container for the carousel. --&gt;</text:p>
      <text:p text:style-name="Standard"><text:s text:c="4"/>&lt;div id = "carousel1" style="width:960px; height:280px;background:none;overflow:scroll; margin-top: 20px"&gt; <text:s text:c="11"/></text:p>
      <text:p text:style-name="Standard"><text:s text:c="8"/>&lt;!-- All images with class of "cloudcarousel" will be turned into carousel items --&gt;</text:p>
      <text:p text:style-name="Standard"><text:s text:c="8"/>&lt;!-- You can place links around these images --&gt;</text:p>
      <text:p text:style-name="Standard"><text:s text:c="8"/></text:p>
      <text:p text:style-name="Standard"><text:s text:c="8"/>&lt;a href="http://www.templatemo.com/page/3" rel="lightbox"&gt;&lt;img class="cloudcarousel" src="static/actors/images/slider/3.jpg" alt="CSS Templates 3" title="Communication" /&gt;&lt;/a&gt;</text:p>
      <text:p text:style-name="Standard"><text:s text:c="8"/>&lt;a href="CreatingEvent.html"&gt;&lt;img class="cloudcarousel" src="static/actors/images/slider/6.jpg" alt="Flash Templates 2" title="Event Creation" /&gt;&lt;/a&gt;</text:p>
      <text:p text:style-name="Standard"><text:s text:c="4"/>&lt;/div&gt;</text:p>
      <text:p text:style-name="Standard"><text:s text:c="4"/></text:p>
      <text:p text:style-name="Standard"><text:s text:c="4"/>&lt;!-- Define left and right buttons. --&gt;</text:p>
      <text:p text:style-name="Standard"><text:s text:c="4"/>&lt;center&gt;</text:p>
      <text:p text:style-name="Standard"><text:s text:c="4"/>&lt;input id="slider-left-but" type="button" value="" /&gt;</text:p>
      <text:p text:style-name="Standard"><text:s text:c="4"/>&lt;input id="slider-right-but" type="button" value="" /&gt;</text:p>
      <text:p text:style-name="Standard"><text:s text:c="4"/>&lt;/center&gt;</text:p>
      <text:p text:style-name="Standard">&lt;/div&gt;</text:p>
      <text:p text:style-name="Standard">&lt;div id="footer_wraping"&gt;</text:p>
      <text:p text:style-name="Standard"><text:tab/>&lt;div id="footer"&gt;</text:p>
      <text:p text:style-name="Standard"><text:tab/>&lt;img src="/static/actors/css/footer_Logo.jpg" class="footer-logo" alt="Event4u" /&gt;</text:p>
      <text:p text:style-name="Standard"><text:s text:c="8"/>This is a product of Event4u &amp;copy;</text:p>
      <text:p text:style-name="Standard"><text:tab/>&lt;/div&gt;</text:p>
      <text:p text:style-name="Standard">&lt;/div&gt;</text:p>
      <text:p text:style-name="Standard">&lt;/body&gt;</text:p>
      <text:p text:style-name="Standard">&lt;/html&gt;</text:p>
      <text:p text:style-name="P25"/>
      <text:p text:style-name="P26">userprofile.html</text:p>
      <text:p text:style-name="Standard"/>
      <text:p text:style-name="Standard">&lt;!DOCTYPE html PUBLIC<text:s/>"-//W3C//DTD XHTML 1.0 Transitional//EN" "http://www.w3.org/TR/xhtml1/DTD/xhtml1-transitional.dtd"&gt;</text:p>
      <text:p text:style-name="Standard">&lt;html xmlns="http://www.w3.org/1999/xhtml"&gt;</text:p>
      <text:p text:style-name="Standard">{% load url from future %}</text:p>
      <text:p text:style-name="Standard">&lt;head&gt;</text:p>
      <text:p text:style-name="Standard"><text:s text:c="2"/>&lt;title&gt;Event Show&lt;/title&gt;</text:p>
      <text:p text:style-name="Standard"><text:s text:c="2"/>&lt;meta name="description" content=""&gt;</text:p>
      <text:p text:style-name="Standard"><text:s text:c="2"/>&lt;meta name="keywords" content=""&gt;</text:p>
      <text:p text:style-name="Standard"><text:s text:c="2"/>&lt;meta http-equiv="Content-Type"</text:p>
      <text:p text:style-name="Standard"><text:s/>content="text/html; charset=iso-8859-1"&gt;</text:p>
      <text:p text:style-name="Standard"><text:s text:c="2"/>&lt;link href="/static/viewEvent/css/style.css" rel="stylesheet" type="text/css"&gt;</text:p>
      <text:p text:style-name="Standard">&lt;/head&gt;</text:p>
      <text:p text:style-name="Standard">&lt;body&gt;</text:p>
      <text:p text:style-name="Standard"/>
      <text:p text:style-name="Standard">&lt;div class="page"&gt;</text:p>
      <text:p text:style-name="Standard"><text:s text:c="2"/>&lt;br/&gt;&lt;br/&gt;</text:p>
      <text:p text:style-name="Standard">&lt;div class="topmenu"&gt;</text:p>
      <text:p text:style-name="Standard"><text:s/>&lt;img src="/static/createEvent/images/event4u.png" style="float:left;width:150;height:50px;margin-top:0.3cm;margin-left:0.3cm;"&gt;</text:p>
      <text:p text:style-name="Standard">&lt;ul&gt;</text:p>
      <text:p text:style-name="Standard"><text:s text:c="2"/>&lt;li&gt;&lt;a href="{% url 'logout' %}"&gt;&lt;span&gt;log out&lt;/span&gt;&lt;/a&gt;&lt;/li&gt;</text:p>
      <text:p text:style-name="Standard">&lt;/ul&gt;</text:p>
      <text:p text:style-name="Standard">&lt;/div&gt;</text:p>
      <text:p text:style-name="Standard"/>
      <text:p text:style-name="Standard">&lt;div class="content" &gt;</text:p>
      <text:p text:style-name="Standard">&lt;div<text:s/>class="content-left" &gt;</text:p>
      <text:p text:style-name="Standard">&lt;div class="row1" style="margin-left:15px;height:450px"&gt;</text:p>
      <text:p text:style-name="Standard">&lt;h1 class="title"&gt;List of &lt;span&gt;Events&lt;/span&gt;&lt;/h1&gt;</text:p>
      <text:p text:style-name="Standard">{% if event_dict %}</text:p>
      <text:p text:style-name="Standard"><text:s text:c="4"/>&lt;ul&gt;</text:p>
      <text:p text:style-name="Standard"><text:s text:c="4"/>{% for event_id , event in event_dict.items %}</text:p>
      <text:p text:style-name="Standard"><text:s text:c="8"/>&lt;li&gt;&lt;h2&gt;&lt;a href="/view/{{ event_id<text:s/>}}/"&gt;{{event}}&lt;/a&gt;&lt;/h2&gt;&lt;/li&gt;</text:p>
      <text:p text:style-name="Standard"><text:s text:c="4"/>{% endfor %}</text:p>
      <text:p text:style-name="Standard"><text:s text:c="4"/>&lt;/ul&gt;</text:p>
      <text:p text:style-name="Standard">{% else %}</text:p>
      <text:p text:style-name="Standard"><text:s text:c="4"/>&lt;p&gt;&lt;h2&gt;No Events are available.&lt;h2&gt;&lt;/p&gt;</text:p>
      <text:p text:style-name="Standard">{% endif %}</text:p>
      <text:p text:style-name="Standard">&lt;br/&gt;</text:p>
      <text:p text:style-name="Standard">&lt;h2&gt;&lt;a href="{% url 'event_add' %}" &gt;Create events&lt;/h2&gt;</text:p>
      <text:p text:style-name="Standard">&lt;/div &gt;</text:p>
      <text:p text:style-name="Standard">&lt;br&gt;</text:p>
      <text:p text:style-name="Standard">&lt;br&gt;</text:p>
      <text:p text:style-name="Standard">&lt;/div&gt;</text:p>
      <text:p text:style-name="Standard">&lt;div class="footer"&gt;</text:p>
      <text:p text:style-name="Standard">&lt;/div&gt;</text:p>
      <text:p text:style-name="Standard">&lt;/div&gt;</text:p>
      <text:p text:style-name="Standard">&lt;/div&gt;</text:p>
      <text:p text:style-name="Standard">&lt;/div&gt;</text:p>
      <text:p text:style-name="Standard">&lt;/div&gt;</text:p>
      <text:p text:style-name="Standard">&lt;/body&gt;</text:p>
      <text:p text:style-name="Standard">&lt;/html&gt;</text:p>
      <text:p text:style-name="P27"/>
      <text:p text:style-name="Standard">todo.html</text:p>
      <text:p text:style-name="Standard"/>
      <text:p text:style-name="Standard">&lt;!DOCTYPE html&gt;</text:p>
      <text:p text:style-name="Standard">&lt;html&gt;</text:p>
      <text:p text:style-name="Standard">{% load url from future %}</text:p>
      <text:p text:style-name="Standard">&lt;head&gt;</text:p>
      <text:p text:style-name="Standard">&lt;link href="/static/createEvent/css/style.css" rel="stylesheet" type="text/css"&gt;</text:p>
      <text:p text:style-name="Standard">&lt;style type="text/css"&gt;</text:p>
      <text:p text:style-name="Standard">body</text:p>
      <text:soft-page-break/>
      <text:p text:style-name="Standard">{</text:p>
      <text:p text:style-name="Standard"><text:tab/>background-image:url("/static/img/background.jpg");</text:p>
      <text:p text:style-name="Standard">}</text:p>
      <text:p text:style-name="Standard"/>
      <text:p text:style-name="Standard">input[type="text"]</text:p>
      <text:p text:style-name="Standard">{</text:p>
      <text:p text:style-name="Standard"><text:tab/>height:1em;</text:p>
      <text:p text:style-name="Standard">}</text:p>
      <text:p text:style-name="Standard">.taskList{</text:p>
      <text:p text:style-name="Standard"><text:tab/>padding:3px;</text:p>
      <text:p text:style-name="Standard"><text:tab/>border:1px solid #888;</text:p>
      <text:p text:style-name="Standard"><text:s text:c="2"/><text:tab/>border-radius:30px;</text:p>
      <text:p text:style-name="Standard"><text:tab/>background-image:url("/static/img/notepad.jpg");</text:p>
      <text:p text:style-name="Standard"><text:tab/>width:500px;</text:p>
      <text:p text:style-name="Standard"><text:tab/>height:250px;</text:p>
      <text:p text:style-name="Standard"><text:tab/>position:relative;</text:p>
      <text:p text:style-name="Standard"><text:tab/>left:25%;</text:p>
      <text:p text:style-name="Standard">}</text:p>
      <text:p text:style-name="Standard"/>
      <text:p text:style-name="Standard">label</text:p>
      <text:p text:style-name="Standard">{</text:p>
      <text:p text:style-name="Standard"><text:tab/>font-size: 1.5em;</text:p>
      <text:p text:style-name="Standard">}</text:p>
      <text:p text:style-name="Standard">p</text:p>
      <text:p text:style-name="Standard">{</text:p>
      <text:p text:style-name="Standard"><text:tab/>font-size:1.5em;</text:p>
      <text:p text:style-name="Standard">}</text:p>
      <text:p text:style-name="Standard">&lt;/style&gt;</text:p>
      <text:p text:style-name="Standard">&lt;script&gt;</text:p>
      <text:p text:style-name="Standard">function statusDone(id)</text:p>
      <text:p text:style-name="Standard">{</text:p>
      <text:p text:style-name="Standard"><text:tab/>if(document.getElementById(id).checked==true)</text:p>
      <text:p text:style-name="Standard"><text:tab/>{</text:p>
      <text:p text:style-name="Standard"><text:tab/><text:tab/>window.location="/events/todo/checked";</text:p>
      <text:p text:style-name="Standard"><text:tab/>}</text:p>
      <text:p text:style-name="Standard">}</text:p>
      <text:p text:style-name="Standard">&lt;/script&gt;</text:p>
      <text:p text:style-name="Standard">&lt;/head&gt;</text:p>
      <text:p text:style-name="Standard"/>
      <text:p text:style-name="Standard">&lt;body&gt;</text:p>
      <text:p text:style-name="Standard">&lt;form action="" method="post"&gt; {% csrf_token %}</text:p>
      <text:p text:style-name="Standard">&lt;div class="page-in"&gt;</text:p>
      <text:p text:style-name="Standard">&lt;div class="page"&gt;</text:p>
      <text:p text:style-name="Standard">&lt;br&gt;&lt;br&gt;</text:p>
      <text:p text:style-name="Standard">&lt;div class="topmenu"&gt;</text:p>
      <text:p text:style-name="Standard">&lt;img src="/static/createEvent/images/event4u.png" style="float:left;width:150;height:50px;margin-top:0.3cm;margin-left:0.3cm;"&gt;</text:p>
      <text:p text:style-name="Standard">&lt;ul&gt;</text:p>
      <text:soft-page-break/>
      <text:p text:style-name="Standard"><text:s text:c="2"/>&lt;li&gt;&lt;a href="{% url 'my_profile' %}"&lt;span&gt;Home&lt;/span&gt;&lt;/a&gt;&lt;/li&gt;</text:p>
      <text:p text:style-name="Standard"><text:s text:c="2"/>&lt;li&gt;&lt;a href="{% url 'logout' %}"&gt;&lt;span&gt;Logout&lt;/span&gt;&lt;/a&gt;&lt;/li&gt;</text:p>
      <text:p text:style-name="Standard">&lt;/ul&gt;</text:p>
      <text:p text:style-name="Standard">&lt;/div&gt;</text:p>
      <text:p text:style-name="Standard"/>
      <text:p text:style-name="Standard">&lt;div class="content"&gt;</text:p>
      <text:p text:style-name="Standard">&lt;div class="content-left"&gt;</text:p>
      <text:p text:style-name="Standard">&lt;div class="row1" style="height:525px"&gt;</text:p>
      <text:p text:style-name="Standard">&lt;h1 class="title"&gt;&lt;span<text:s/>style="color:green"&gt;Todo&lt;/span&gt;&lt;/h1&gt;</text:p>
      <text:p text:style-name="Standard">&lt;div class="taskList"&gt;</text:p>
      <text:p text:style-name="Standard">{% if items %}</text:p>
      <text:p text:style-name="Standard"><text:tab/>&lt;br/&gt;</text:p>
      <text:p text:style-name="Standard"><text:tab/>&lt;br/&gt;</text:p>
      <text:p text:style-name="Standard"><text:tab/>{% for x in items %}</text:p>
      <text:p text:style-name="Standard"><text:tab/><text:tab/>&lt;input type="checkbox" id="{{x.task_id}}" name={{x.task_id}} onclick="this.form.submit()"/&gt;&lt;label&gt;{{x.task_descr}}&lt;/label&gt;&lt;br/&gt;&lt;br/&gt;</text:p>
      <text:p text:style-name="Standard"><text:tab/><text:tab/>{% if x.status == 'Done' or x.status == 'D' %}</text:p>
      <text:p text:style-name="Standard"><text:tab/><text:tab/><text:tab/>&lt;script language="JavaScript" type="text/javascript"&gt;</text:p>
      <text:p text:style-name="Standard"><text:tab/><text:tab/><text:tab/>document.getElementById({{x.task_id}}).checked=true;</text:p>
      <text:p text:style-name="Standard"><text:tab/><text:tab/><text:tab/>&lt;/script&gt;</text:p>
      <text:p text:style-name="Standard"><text:tab/><text:tab/>{% endif %}</text:p>
      <text:p text:style-name="Standard"><text:tab/>{% endfor %}</text:p>
      <text:p text:style-name="Standard">{% else %}</text:p>
      <text:p text:style-name="Standard"><text:tab/>&lt;/br&gt;</text:p>
      <text:p text:style-name="Standard"><text:tab/>&lt;/br&gt;</text:p>
      <text:p text:style-name="Standard"><text:tab/>&lt;p&gt;No tasks have been created for<text:s/>this team.&lt;/p&gt;</text:p>
      <text:p text:style-name="Standard">{% endif %}</text:p>
      <text:p text:style-name="Standard">&lt;/div&gt;</text:p>
      <text:p text:style-name="Standard">&lt;br&gt;</text:p>
      <text:p text:style-name="Standard">&lt;br&gt;</text:p>
      <text:p text:style-name="Standard">&lt;div style="margin-left:200px;"&gt;</text:p>
      <text:p text:style-name="Standard"><text:tab/>{{task_form}}</text:p>
      <text:p text:style-name="Standard"><text:tab/>&lt;br&gt;</text:p>
      <text:p text:style-name="Standard"><text:tab/>&lt;input type="submit" id="done" value="Add tasks"&gt;&lt;/input&gt;&lt;br/&gt;</text:p>
      <text:p text:style-name="Standard"><text:tab/></text:p>
      <text:p text:style-name="Standard"><text:tab/></text:p>
      <text:p text:style-name="Standard">&lt;/div&gt;</text:p>
      <text:p text:style-name="Standard"/>
      <text:p text:style-name="Standard">&lt;/form&gt;</text:p>
      <text:p text:style-name="Standard">&lt;br/&gt;</text:p>
      <text:p text:style-name="Standard">&lt;a href="/view/"&gt;&lt;input type="button" value="Done"<text:s/>style="height:30px;width:100px;float:right;"/&gt;&lt;/a&gt;</text:p>
      <text:p text:style-name="Standard">&lt;/div&gt;</text:p>
      <text:p text:style-name="Standard">&lt;/div&gt;</text:p>
      <text:p text:style-name="Standard">&lt;/div&gt;</text:p>
      <text:p text:style-name="Standard">&lt;div class="footer"&gt;</text:p>
      <text:p text:style-name="Standard">&lt;/div&gt;</text:p>
      <text:p text:style-name="Standard">&lt;/body&gt;</text:p>
      <text:soft-page-break/>
      <text:p text:style-name="P28">&lt;/html&gt;</text:p>
      <text:p text:style-name="P29">teams_view_volunteer.html</text:p>
      <text:p text:style-name="Standard"/>
      <text:p text:style-name="Standard">&lt;!DOCTYPE html&gt;</text:p>
      <text:p text:style-name="Standard">&lt;html&gt;</text:p>
      <text:p text:style-name="Standard">{% load url from future %}</text:p>
      <text:p text:style-name="Standard">&lt;head&gt;</text:p>
      <text:p text:style-name="Standard"><text:s text:c="2"/>&lt;title&gt;Event Show&lt;/title&gt;</text:p>
      <text:p text:style-name="Standard"><text:s text:c="2"/>&lt;link href="/static/createEvent/css/style.css" rel="stylesheet" type="text/css"&gt;</text:p>
      <text:p text:style-name="Standard">&lt;/head&gt;</text:p>
      <text:p text:style-name="Standard"/>
      <text:p text:style-name="Standard"/>
      <text:p text:style-name="Standard">&lt;body&gt;</text:p>
      <text:p text:style-name="Standard">&lt;div class="page"&gt;</text:p>
      <text:p text:style-name="Standard"><text:s text:c="2"/>&lt;br/&gt;&lt;br/&gt;</text:p>
      <text:p text:style-name="Standard">&lt;div class="topmenu"&gt;</text:p>
      <text:p text:style-name="Standard"><text:s text:c="2"/>&lt;img src="/static/createEvent/images/event4u.png" style="float:left;width:150;height:50px;margin-top:0.3cm;margin-left:0.3cm;"&gt;</text:p>
      <text:p text:style-name="Standard">&lt;ul&gt;</text:p>
      <text:p text:style-name="Standard"><text:s text:c="2"/>&lt;li&gt;&lt;a href="{% url 'logout' %}"&gt;&lt;span&gt;Logout&lt;/span&gt;&lt;/a&gt;&lt;/li&gt;</text:p>
      <text:p text:style-name="Standard"><text:s text:c="2"/>&lt;li&gt;&lt;a href="{% url 'my_profile' %}"&gt;&lt;span&gt;Home&lt;/span&gt;&lt;/a&gt;&lt;/li&gt;</text:p>
      <text:p text:style-name="Standard"/>
      <text:p text:style-name="Standard">&lt;/ul&gt;</text:p>
      <text:p text:style-name="Standard">&lt;/div&gt;</text:p>
      <text:p text:style-name="Standard">&lt;form action="" method="post"&gt;</text:p>
      <text:p text:style-name="Standard"/>
      <text:p text:style-name="Standard">&lt;div class="content" &gt;</text:p>
      <text:p text:style-name="Standard">&lt;div class="content-left"&gt;</text:p>
      <text:p text:style-name="Standard">&lt;div class="row1"<text:s/>style="margin-left:15px;height:450px"&gt;</text:p>
      <text:p text:style-name="Standard">&lt;h1 class="title"&gt;Click on a&lt;span style="color:green"&gt;Team&lt;/span&gt; to add volunteers&lt;/h1&gt;</text:p>
      <text:p text:style-name="Standard"/>
      <text:p text:style-name="Standard"><text:s text:c="2"/>&lt;!-- must fix position --&gt;</text:p>
      <text:p text:style-name="Standard">{% if teams %}</text:p>
      <text:p text:style-name="Standard"><text:s text:c="2"/>&lt;ul&gt;</text:p>
      <text:p text:style-name="Standard"><text:s text:c="2"/>{% for team in teams %}</text:p>
      <text:p text:style-name="Standard"><text:s text:c="2"/>&lt;li&gt;&lt;h2&gt; &lt;a href ="/add/{{event_id}}/{{team.team_id}}"&gt; {{ team.team_name }} &lt;/a&gt;&lt;/h2&gt;&lt;/li&gt;</text:p>
      <text:p text:style-name="Standard"><text:s text:c="2"/>{% endfor %}</text:p>
      <text:p text:style-name="Standard"><text:s text:c="2"/>&lt;/ul&gt;</text:p>
      <text:p text:style-name="Standard">{% else %}</text:p>
      <text:p text:style-name="Standard"><text:s text:c="2"/>&lt;p&gt;&lt;h2&gt; <text:s/>No teams created &lt;/h2&gt;&lt;/p&gt;</text:p>
      <text:p text:style-name="Standard">{% endif %}</text:p>
      <text:p text:style-name="Standard">&lt;/div&gt;</text:p>
      <text:p text:style-name="Standard"/>
      <text:p text:style-name="Standard">&lt;br&gt;</text:p>
      <text:p text:style-name="Standard">&lt;br&gt;</text:p>
      <text:p text:style-name="Standard">&lt;/div&gt;</text:p>
      <text:p text:style-name="Standard">&lt;div class="footer"&gt;</text:p>
      <text:soft-page-break/>
      <text:p text:style-name="Standard">&lt;/div&gt;</text:p>
      <text:p text:style-name="Standard">&lt;/div&gt;</text:p>
      <text:p text:style-name="Standard">&lt;/div&gt;</text:p>
      <text:p text:style-name="Standard">&lt;/body&gt;</text:p>
      <text:p text:style-name="Standard">&lt;/form&gt;</text:p>
      <text:p text:style-name="Standard">&lt;/html&gt;</text:p>
      <text:p text:style-name="P30"/>
      <text:p text:style-name="P31">teams_view.html</text:p>
      <text:p text:style-name="Standard"/>
      <text:p text:style-name="Standard">&lt;!DOCTYPE html&gt;</text:p>
      <text:p text:style-name="Standard">&lt;html&gt;</text:p>
      <text:p text:style-name="Standard">{% load url from future %}</text:p>
      <text:p text:style-name="Standard">&lt;head&gt;</text:p>
      <text:p text:style-name="Standard"><text:s text:c="2"/>&lt;title&gt;Event Show&lt;/title&gt;</text:p>
      <text:p text:style-name="Standard"><text:s text:c="2"/>&lt;link href="/static/createEvent/css/style.css" rel="stylesheet" type="text/css"&gt;</text:p>
      <text:p text:style-name="Standard">&lt;/head&gt;</text:p>
      <text:p text:style-name="Standard"/>
      <text:p text:style-name="Standard"/>
      <text:p text:style-name="Standard">&lt;body&gt;</text:p>
      <text:p text:style-name="Standard">&lt;div class="page"&gt;</text:p>
      <text:p text:style-name="Standard"><text:s text:c="2"/>&lt;br/&gt;&lt;br/&gt;</text:p>
      <text:p text:style-name="Standard">&lt;div class="topmenu"&gt;</text:p>
      <text:p text:style-name="Standard"><text:s text:c="2"/>&lt;img src="/static/createEvent/images/event4u.png" style="float:left;width:150;height:50px;margin-top:0.3cm;margin-left:0.3cm;"&gt;</text:p>
      <text:p text:style-name="Standard">&lt;ul&gt;</text:p>
      <text:p text:style-name="Standard"><text:s text:c="2"/>&lt;li&gt;&lt;a href="{% url 'logout' %}"&gt;&lt;span&gt;Logout&lt;/span&gt;&lt;/a&gt;&lt;/li&gt;</text:p>
      <text:p text:style-name="Standard"><text:s text:c="2"/>&lt;li&gt;&lt;a href="{% url 'my_profile' %}"&gt;&lt;span&gt;Home&lt;/span&gt;&lt;/a&gt;&lt;/li&gt;</text:p>
      <text:p text:style-name="Standard"/>
      <text:p text:style-name="Standard">&lt;/ul&gt;</text:p>
      <text:p text:style-name="Standard">&lt;/div&gt;</text:p>
      <text:p text:style-name="Standard">&lt;form<text:s/>action="" method="post"&gt;</text:p>
      <text:p text:style-name="Standard"/>
      <text:p text:style-name="Standard">&lt;div class="content"&gt;</text:p>
      <text:p text:style-name="Standard">&lt;div class="content-left"&gt;</text:p>
      <text:p text:style-name="Standard">&lt;div class="row1" style="height:400px"&gt;</text:p>
      <text:p text:style-name="Standard">&lt;h1 class="title"&gt;Click on a&lt;span style="color:green"&gt;Team&lt;/span&gt; to view its Todo&lt;/h1&gt;</text:p>
      <text:p text:style-name="Standard"/>
      <text:p text:style-name="Standard"><text:s text:c="2"/>&lt;!-- must fix position --&gt;</text:p>
      <text:p text:style-name="Standard">{% if teams %}</text:p>
      <text:p text:style-name="Standard"><text:s text:c="2"/>&lt;ul&gt;</text:p>
      <text:p text:style-name="Standard"><text:s text:c="2"/>{% for team in teams %}</text:p>
      <text:p text:style-name="Standard"><text:s text:c="2"/>&lt;li&gt;&lt;h2&gt; &lt;a href ="/events/todo/{{team.team_id}}"&gt; {{ team.team_name }} &lt;/a&gt;&lt;/h2&gt;&lt;/li&gt;</text:p>
      <text:p text:style-name="Standard"><text:s text:c="2"/>{% endfor %}</text:p>
      <text:p text:style-name="Standard"><text:s text:c="2"/>&lt;/ul&gt;</text:p>
      <text:p text:style-name="Standard">{% else %}</text:p>
      <text:p text:style-name="Standard"><text:s text:c="2"/>&lt;h1 style="font-size:1.5em;"&gt; <text:s/>No teams created &lt;/h1&gt;</text:p>
      <text:p text:style-name="Standard">{% endif %}</text:p>
      <text:soft-page-break/>
      <text:p text:style-name="Standard">&lt;/div&gt;</text:p>
      <text:p text:style-name="Standard"/>
      <text:p text:style-name="Standard">&lt;br&gt;</text:p>
      <text:p text:style-name="Standard">&lt;br&gt;</text:p>
      <text:p text:style-name="Standard">&lt;/div&gt;</text:p>
      <text:p text:style-name="Standard">&lt;div class="footer"&gt;</text:p>
      <text:p text:style-name="Standard">&lt;/div&gt;</text:p>
      <text:p text:style-name="Standard">&lt;/div&gt;</text:p>
      <text:p text:style-name="Standard">&lt;/div&gt;</text:p>
      <text:p text:style-name="Standard">&lt;/body&gt;</text:p>
      <text:p text:style-name="Standard">&lt;/form&gt;</text:p>
      <text:p text:style-name="Standard">&lt;/html&gt;</text:p>
      <text:p text:style-name="P32"/>
      <text:p text:style-name="P33">Teamhead.html</text:p>
      <text:p text:style-name="Standard"/>
      <text:p text:style-name="Standard">&lt;!DOCTYPE html PUBLIC "-//W3C//DTD XHTML 1.0 Transitional//EN" "http://www.w3.org/TR/xhtml1/DTD/xhtml1-transitional.dtd"&gt;</text:p>
      <text:p text:style-name="Standard">&lt;html xmlns="http://www.w3.org/1999/xhtml"&gt;</text:p>
      <text:p text:style-name="Standard">&lt;head&gt;</text:p>
      <text:p text:style-name="Standard">&lt;meta<text:s/>http-equiv="Content-Type" content="text/html; charset=utf-8" /&gt;</text:p>
      <text:p text:style-name="Standard">&lt;title&gt;Team head view&lt;/title&gt;</text:p>
      <text:p text:style-name="Standard">&lt;meta name="keywords" content="carousel theme, free templates, image carousel, darkgray, pixelated background, templatemo, CSS, HTML" /&gt;</text:p>
      <text:p text:style-name="Standard">&lt;meta name="description"<text:s/>content="Carousel Theme with darkgray background - free CSS template provided by templatemo.com" /&gt;</text:p>
      <text:p text:style-name="Standard">&lt;link href="/static/actors/css/templatemo_style.css" rel="stylesheet" type="text/css" /&gt;</text:p>
      <text:p text:style-name="Standard"/>
      <text:p text:style-name="Standard">&lt;script type="text/javascript" src="/static/actors/js/jquery-1-4-2.min.js"&gt;&lt;/script&gt;</text:p>
      <text:p text:style-name="Standard">&lt;!--script type="text/javascript" src="/jqueryui/js/jquery-ui-1.7.2.custom.min.js"&gt;&lt;/script--&gt;</text:p>
      <text:p text:style-name="Standard">&lt;script type="text/javascript" src="/static/actors/js/jquery-ui.min.js"&gt;&lt;/script&gt;</text:p>
      <text:p text:style-name="Standard">&lt;script type="text/javascript" src="/static/actors/js/showhide.js"&gt;&lt;/script&gt;</text:p>
      <text:p text:style-name="Standard">&lt;script type="text/JavaScript" src="/static/actors/js/jquery.mousewheel.js"&gt;&lt;/script&gt;</text:p>
      <text:p text:style-name="Standard"/>
      <text:p text:style-name="Standard">&lt;link rel="stylesheet" type="text/css" href="css/ddsmoothmenu.css" /&gt;</text:p>
      <text:p text:style-name="Standard"/>
      <text:p text:style-name="Standard">&lt;script type="text/javascript" src="/static/actors/js/jquery.min.js"&gt;&lt;/script&gt;</text:p>
      <text:p text:style-name="Standard">&lt;script type="text/javascript" src="/static/actors/js/ddsmoothmenu.js"&gt;</text:p>
      <text:p text:style-name="Standard">&lt;/script&gt;</text:p>
      <text:p text:style-name="Standard">&lt;script type="text/javascript"&gt;</text:p>
      <text:p text:style-name="Standard"/>
      <text:p text:style-name="Standard">ddsmoothmenu.init({</text:p>
      <text:p text:style-name="Standard"><text:tab/>mainmenuid: "templatemo_menu", //menu DIV id</text:p>
      <text:p text:style-name="Standard"><text:tab/>orientation: 'h', //Horizontal or vertical menu: Set to "h" or "v"</text:p>
      <text:p text:style-name="Standard"><text:tab/>classname: 'ddsmoothmenu', //class added to menu's outer DIV</text:p>
      <text:p text:style-name="Standard"><text:tab/>//customtheme: ["#1c5a80", "#18374a"],</text:p>
      <text:p text:style-name="Standard"><text:tab/>contentsource: "markup" //"markup" or ["container_id", "path_to_menu_file"]</text:p>
      <text:p text:style-name="Standard">})</text:p>
      <text:p text:style-name="Standard"/>
      <text:p text:style-name="Standard">&lt;/script&gt;</text:p>
      <text:p text:style-name="Standard"/>
      <text:p text:style-name="Standard">&lt;!-- Load the CloudCarousel JavaScript file --&gt;</text:p>
      <text:p text:style-name="Standard">&lt;script<text:s/>type="text/JavaScript" src="/static/actors/js/cloud-carousel.1.0.5.js"&gt;&lt;/script&gt;</text:p>
      <text:p text:style-name="Standard"><text:s/></text:p>
      <text:p text:style-name="Standard">&lt;script type="text/javascript"&gt;</text:p>
      <text:p text:style-name="Standard">$(document).ready(function(){</text:p>
      <text:p text:style-name="Standard"><text:tab/><text:tab/><text:tab/><text:tab/><text:tab/><text:tab/><text:s text:c="3"/></text:p>
      <text:p text:style-name="Standard"><text:tab/>// This initialises carousels on the container elements specified, in this case, carousel1.</text:p>
      <text:p text:style-name="Standard"><text:tab/>$("#carousel1").CloudCarousel(<text:tab/><text:tab/></text:p>
      <text:p text:style-name="Standard"><text:tab/><text:tab/>{<text:tab/><text:tab/><text:tab/></text:p>
      <text:p text:style-name="Standard"><text:tab/><text:tab/><text:tab/>reflHeight: 40,</text:p>
      <text:p text:style-name="Standard"><text:tab/><text:tab/><text:tab/>reflGap:2,</text:p>
      <text:p text:style-name="Standard"><text:tab/><text:tab/><text:tab/>titleBox: $('#da-vinci-title'),</text:p>
      <text:p text:style-name="Standard"><text:tab/><text:tab/><text:tab/>altBox: $('#da-vinci-alt'),</text:p>
      <text:p text:style-name="Standard"><text:tab/><text:tab/><text:tab/>buttonLeft: $('#slider-left-but'),</text:p>
      <text:p text:style-name="Standard"><text:tab/><text:tab/><text:tab/>buttonRight: $('#slider-right-but'),</text:p>
      <text:p text:style-name="Standard"><text:tab/><text:tab/><text:tab/>yRadius:30,</text:p>
      <text:p text:style-name="Standard"><text:tab/><text:tab/><text:tab/>xPos: 480,</text:p>
      <text:p text:style-name="Standard"><text:tab/><text:tab/><text:tab/>yPos: 32,</text:p>
      <text:p text:style-name="Standard"><text:tab/><text:tab/><text:tab/>speed:0.15,</text:p>
      <text:p text:style-name="Standard"><text:tab/><text:tab/>}</text:p>
      <text:p text:style-name="Standard"><text:tab/>);</text:p>
      <text:p text:style-name="Standard">});</text:p>
      <text:p text:style-name="Standard"><text:s/></text:p>
      <text:p text:style-name="Standard">&lt;/script&gt;</text:p>
      <text:p text:style-name="Standard"/>
      <text:p text:style-name="Standard">&lt;/head&gt;</text:p>
      <text:p text:style-name="Standard"/>
      <text:p text:style-name="Standard">&lt;body id="home"&gt;</text:p>
      <text:p text:style-name="Standard"/>
      <text:p text:style-name="Standard">&lt;div id="templatemo_header_wrapper"&gt;</text:p>
      <text:p text:style-name="Standard"><text:tab/>&lt;div id="site_title"&gt;&lt;h1&gt;&lt;a href="Responsibilities.html"&gt;Event4u defined roles of Event Manager&lt;/a&gt;&lt;/h1&gt;&lt;/div&gt;</text:p>
      <text:p text:style-name="Standard"><text:s text:c="5"/>&lt;div id="templatemo_menu"<text:s/>class="ddsmoothmenu"&gt;</text:p>
      <text:p text:style-name="Standard"><text:s text:c="8"/>&lt;ul&gt;</text:p>
      <text:p text:style-name="Standard"><text:s text:c="12"/>&lt;li&gt;&lt;a class="selected"&gt;EventList&lt;/a&gt;&lt;/li&gt;</text:p>
      <text:p text:style-name="Standard"><text:tab/><text:s text:c="4"/>&lt;li&gt;&lt;a href="{% url 'account_logout' %}"&gt;Logout&lt;/li&gt;</text:p>
      <text:p text:style-name="Standard"><text:s text:c="8"/>&lt;/ul&gt;</text:p>
      <text:p text:style-name="Standard"><text:s text:c="5"/>&lt;/div&gt; &lt;!-- end of templatemo_menu --&gt;</text:p>
      <text:p text:style-name="Standard"><text:s text:c="4"/>&lt;div class="cleaner"&gt;&lt;/div&gt;</text:p>
      <text:p text:style-name="Standard">&lt;/div&gt;<text:tab/>&lt;!-- END of<text:s/>templatemo_header_wrapper --&gt;</text:p>
      <text:p text:style-name="Standard">&lt;div id="templatemo_slider"&gt;</text:p>
      <text:p text:style-name="Standard"><text:tab/>&lt;!-- This is the container for the carousel. --&gt;</text:p>
      <text:p text:style-name="Standard"><text:s text:c="4"/>&lt;div id = "carousel1" style="width:960px; height:280px;background:none;overflow:scroll; margin-top: 20px"&gt; <text:s text:c="11"/></text:p>
      <text:p text:style-name="Standard"><text:s text:c="8"/>&lt;!-- All images<text:s/>with class of "cloudcarousel" will be turned into carousel items --&gt;</text:p>
      <text:soft-page-break/>
      <text:p text:style-name="Standard"><text:s text:c="8"/>&lt;!-- You can place links around these images --&gt;</text:p>
      <text:p text:style-name="Standard"><text:s text:c="8"/>&lt;a href="VolunteerTeamBuild.html"&gt;&lt;img class="cloudcarousel" src="/static/actors/images/slider/4.jpg" alt="CSS Templates<text:s/>4" title="View ToDo" /&gt;&lt;/a&gt;</text:p>
      <text:p text:style-name="Standard"><text:s text:c="8"/>&lt;a href="www.google.com" rel="lightbox"&gt;&lt;img class="cloudcarousel" src="/static/actors/images/slider/6.jpg" alt="CSS Templates 3" title="Notification" /&gt;&lt;/a&gt;</text:p>
      <text:p text:style-name="Standard"><text:s text:c="8"/>&lt;a href="CreatingEvent.html"&gt;&lt;img class="cloudcarousel" src="/static/actors/images/slider/6.jpg" alt="Flash Templates 2" title="Event Creation" /&gt;&lt;/a&gt;</text:p>
      <text:p text:style-name="Standard"><text:s text:c="4"/>&lt;/div&gt;</text:p>
      <text:p text:style-name="Standard"><text:s text:c="4"/></text:p>
      <text:p text:style-name="Standard"><text:s text:c="4"/>&lt;!-- Define left and right buttons. --&gt;</text:p>
      <text:p text:style-name="Standard"><text:s text:c="4"/>&lt;center&gt;</text:p>
      <text:p text:style-name="Standard"><text:s text:c="4"/>&lt;input id="slider-left-but" type="button" value="" /&gt;</text:p>
      <text:p text:style-name="Standard"><text:s text:c="4"/>&lt;input<text:s/>id="slider-right-but" type="button" value="" /&gt;</text:p>
      <text:p text:style-name="Standard"><text:s text:c="4"/>&lt;/center&gt;</text:p>
      <text:p text:style-name="Standard"/>
      <text:p text:style-name="Standard"/>
      <text:p text:style-name="Standard">&lt;/div&gt;</text:p>
      <text:p text:style-name="Standard">&lt;div id="footer_wraping"&gt;</text:p>
      <text:p text:style-name="Standard"><text:tab/>&lt;div id="footer"&gt;</text:p>
      <text:p text:style-name="Standard"><text:tab/>&lt;img src="/static/actors/css/footer_Logo.jpg" class="footer-logo" alt="Envato" /&gt;</text:p>
      <text:p text:style-name="Standard"><text:s text:c="8"/>This is a product of Event4u &amp;copy;</text:p>
      <text:p text:style-name="Standard"><text:tab/>&lt;/div&gt;</text:p>
      <text:p text:style-name="Standard">&lt;/div&gt;</text:p>
      <text:p text:style-name="Standard"/>
      <text:p text:style-name="Standard">&lt;/body&gt;</text:p>
      <text:p text:style-name="Standard">&lt;/html&gt;</text:p>
      <text:p text:style-name="P34"/>
      <text:p text:style-name="P35">EventManager.html</text:p>
      <text:p text:style-name="Standard"/>
      <text:p text:style-name="Standard">&lt;!DOCTYPE html PUBLIC "-//W3C//DTD XHTML 1.0 Transitional//EN" "http://www.w3.org/TR/xhtml1/DTD/xhtml1-transitional.dtd"&gt;</text:p>
      <text:p text:style-name="Standard">&lt;html xmlns="http://www.w3.org/1999/xhtml"&gt;</text:p>
      <text:p text:style-name="Standard">&lt;head&gt;</text:p>
      <text:p text:style-name="Standard">&lt;meta http-equiv="Content-Type" content="text/html; charset=utf-8" /&gt;</text:p>
      <text:p text:style-name="Standard">&lt;title&gt;Event Manager Responsibilities&lt;/title&gt;</text:p>
      <text:p text:style-name="Standard">&lt;meta name="keywords" content="" /&gt;</text:p>
      <text:p text:style-name="Standard">&lt;meta name="description" content="" /&gt;</text:p>
      <text:p text:style-name="Standard"/>
      <text:p text:style-name="Standard">&lt;link href="/static/actors/css/templatemo_style.css" rel="stylesheet" type="text/css" /&gt;</text:p>
      <text:p text:style-name="Standard">&lt;link<text:s/>rel="stylesheet" type="text/css" href="/static/actors/css/ddsmoothmenu.css" /&gt;</text:p>
      <text:p text:style-name="Standard"/>
      <text:p text:style-name="Standard">&lt;script type="text/javascript" src="/static/actors/js/jquery-1-4-2.min.js"&gt;&lt;/script&gt;</text:p>
      <text:p text:style-name="Standard">&lt;script type="text/javascript" src="/static/actors/js/jquery-ui.min.js"&gt;&lt;/script&gt;</text:p>
      <text:p text:style-name="Standard">&lt;script type="text/javascript" src="/static/actors/js/showhide.js"&gt;&lt;/script&gt;</text:p>
      <text:p text:style-name="Standard">&lt;script type="text/JavaScript" src="/static/actors/js/jquery.mousewheel.js"&gt;&lt;/script&gt;</text:p>
      <text:p text:style-name="Standard">&lt;script type="text/javascript" src="/static/actors/js/jquery.min.js"&gt;&lt;/script&gt;</text:p>
      <text:p text:style-name="Standard">&lt;script type="text/javascript" src="/static/actors/js/ddsmoothmenu.js"&gt;</text:p>
      <text:soft-page-break/>
      <text:p text:style-name="Standard">&lt;/script&gt;</text:p>
      <text:p text:style-name="Standard"/>
      <text:p text:style-name="Standard">&lt;script type="text/javascript"&gt;</text:p>
      <text:p text:style-name="Standard"/>
      <text:p text:style-name="Standard">ddsmoothmenu.init({</text:p>
      <text:p text:style-name="Standard"><text:tab/>mainmenuid: "templatemo_menu", //menu DIV id</text:p>
      <text:p text:style-name="Standard"><text:tab/>orientation: 'h', //Horizontal or vertical menu: Set to "h" or "v"</text:p>
      <text:p text:style-name="Standard"><text:tab/>classname: 'ddsmoothmenu', //class added to menu's outer DIV</text:p>
      <text:p text:style-name="Standard"><text:tab/>//customtheme: ["#1c5a80", "#18374a"],</text:p>
      <text:p text:style-name="Standard"><text:tab/>contentsource: "markup" //"markup" or ["container_id", "path_to_menu_file"]</text:p>
      <text:p text:style-name="Standard">})</text:p>
      <text:p text:style-name="Standard"/>
      <text:p text:style-name="Standard">&lt;/script&gt;</text:p>
      <text:p text:style-name="Standard"/>
      <text:p text:style-name="Standard">&lt;!-- Load the CloudCarousel JavaScript file --&gt;</text:p>
      <text:p text:style-name="Standard">&lt;script type="text/JavaScript" src="/static/actors/js/cloud-carousel.1.0.5.js"&gt;&lt;/script&gt;</text:p>
      <text:p text:style-name="Standard"><text:s/></text:p>
      <text:p text:style-name="Standard">&lt;script type="text/javascript"&gt;</text:p>
      <text:p text:style-name="Standard">$(document).ready(function(){</text:p>
      <text:p text:style-name="Standard"><text:tab/><text:tab/><text:tab/><text:tab/><text:tab/><text:tab/><text:s text:c="3"/></text:p>
      <text:p text:style-name="Standard"><text:tab/>// This initialises carousels on the container elements specified, in this case, carousel1.</text:p>
      <text:p text:style-name="Standard"><text:tab/>$("#carousel1").CloudCarousel(<text:tab/><text:tab/></text:p>
      <text:p text:style-name="Standard"><text:tab/><text:tab/>{<text:tab/><text:tab/><text:tab/></text:p>
      <text:p text:style-name="Standard"><text:tab/><text:tab/><text:tab/>reflHeight: 40,</text:p>
      <text:p text:style-name="Standard"><text:tab/><text:tab/><text:tab/>reflGap:2,</text:p>
      <text:p text:style-name="Standard"><text:tab/><text:tab/><text:tab/>titleBox: $('#da-vinci-title'),</text:p>
      <text:p text:style-name="Standard"><text:tab/><text:tab/><text:tab/>altBox: $('#da-vinci-alt'),</text:p>
      <text:p text:style-name="Standard"><text:tab/><text:tab/><text:tab/>buttonLeft: $('#slider-left-but'),</text:p>
      <text:p text:style-name="Standard"><text:tab/><text:tab/><text:tab/>buttonRight: $('#slider-right-but'),</text:p>
      <text:p text:style-name="Standard"><text:tab/><text:tab/><text:tab/>yRadius:30,</text:p>
      <text:p text:style-name="Standard"><text:tab/><text:tab/><text:tab/>xPos: 480,</text:p>
      <text:p text:style-name="Standard"><text:tab/><text:tab/><text:tab/>yPos: 32,</text:p>
      <text:p text:style-name="Standard"><text:tab/><text:tab/><text:tab/>speed:0.15,</text:p>
      <text:p text:style-name="Standard"><text:tab/><text:tab/>}</text:p>
      <text:p text:style-name="Standard"><text:tab/>);</text:p>
      <text:p text:style-name="Standard">});</text:p>
      <text:p text:style-name="Standard"><text:s/></text:p>
      <text:p text:style-name="Standard">&lt;/script&gt;</text:p>
      <text:p text:style-name="Standard"/>
      <text:p text:style-name="Standard">&lt;/head&gt;</text:p>
      <text:p text:style-name="Standard">&lt;body&gt;</text:p>
      <text:p text:style-name="Standard">&lt;div id="templatemo_header_wrapper"&gt;</text:p>
      <text:p text:style-name="Standard"><text:tab/>&lt;div id="site_title"&gt;</text:p>
      <text:p text:style-name="Standard"><text:tab/><text:tab/>&lt;h1&gt;&lt;a href=""&gt;Event Manager View&lt;/a&gt;&lt;/h1&gt;&lt;/div&gt;</text:p>
      <text:p text:style-name="Standard"><text:s text:c="5"/><text:tab/><text:tab/>&lt;div id="templatemo_menu" class="ddsmoothmenu"&gt;</text:p>
      <text:p text:style-name="Standard"><text:s text:c="8"/><text:tab/><text:tab/>&lt;ul&gt;</text:p>
      <text:p text:style-name="Standard"><text:s text:c="12"/><text:tab/><text:tab/><text:tab/>&lt;li&gt;&lt;a href="{% url 'my_profile' %}" class="selected"&gt;Home&lt;/a&gt;&lt;/li&gt;</text:p>
      <text:p text:style-name="Standard"><text:tab/><text:tab/><text:tab/><text:tab/>&lt;li&gt;&lt;a href="/logout"&gt;Logout&lt;/li&gt;</text:p>
      <text:soft-page-break/>
      <text:p text:style-name="Standard"><text:s text:c="8"/><text:tab/><text:tab/>&lt;/ul&gt;</text:p>
      <text:p text:style-name="Standard"><text:tab/><text:tab/>&lt;/div&gt;</text:p>
      <text:p text:style-name="Standard"><text:s text:c="4"/><text:tab/><text:tab/>&lt;div class="cleaner"&gt;</text:p>
      <text:p text:style-name="Standard"><text:tab/><text:tab/>&lt;/div&gt;</text:p>
      <text:p text:style-name="Standard"><text:tab/>&lt;/div&gt;</text:p>
      <text:p text:style-name="Standard">&lt;/div&gt;<text:tab/><text:tab/></text:p>
      <text:p text:style-name="Standard"/>
      <text:p text:style-name="Standard">&lt;div id="templatemo_slider"&gt;</text:p>
      <text:p text:style-name="Standard"><text:tab/>&lt;!-- This is the container for the carousel. --&gt;</text:p>
      <text:p text:style-name="Standard"><text:s text:c="4"/>&lt;div id = "carousel1"<text:s/>style="width:960px; height:280px;background:none;overflow:scroll; margin-top: 20px"&gt; <text:s text:c="11"/></text:p>
      <text:p text:style-name="Standard"><text:s text:c="8"/>&lt;!-- All images with class of "cloudcarousel" will be turned into carousel items --&gt;</text:p>
      <text:p text:style-name="Standard"><text:s text:c="8"/>&lt;!-- You can place links around these images --&gt;</text:p>
      <text:p text:style-name="Standard"><text:s text:c="8"/>&lt;a href="/view/volunteer/teams/{{event_id}}" rel="lightbox"&gt;&lt;img class="cloudcarousel" src="/static/actors/images/slider/6.jpg" alt="CSS Templates 3" title="Add volunteers" /&gt;&lt;/a&gt;</text:p>
      <text:p text:style-name="Standard"><text:s text:c="8"/>&lt;a href="/events/add/{{ event_id }} "&gt;&lt;img class="cloudcarousel" src="/static/actors/images/slider/4.jpg" alt="CSS Templates 4" title="Add teams" /&gt;&lt;/a&gt;</text:p>
      <text:p text:style-name="Standard"><text:s text:c="8"/>&lt;a href="http://www.gmail.com"&gt;&lt;img class="cloudcarousel" src="/static/actors/images/slider/3.jpg" alt="CSS Templates 4" title="Notifications" /&gt;&lt;/a&gt;</text:p>
      <text:p text:style-name="Standard"/>
      <text:p text:style-name="Standard"><text:s text:c="8"/>&lt;a href="/view/teams/{{event_id}}"&gt;&lt;img class="cloudcarousel" src="/static/actors/images/slider/6old.jpg" alt="CSS Templates 4" title="View to do" /&gt;&lt;/a&gt;</text:p>
      <text:p text:style-name="Standard"><text:s text:c="8"/>&lt;a href="/budget/{{ event_id }}"&gt;&lt;img class="cloudcarousel" src="/static/actors/images/slider/5.jpg" alt="Flash Templates 1" title="View Budget" /&gt;&lt;/a&gt;</text:p>
      <text:p text:style-name="Standard"><text:s text:c="8"/>&lt;!-- &lt;a href="CreatingEvent.html"&gt;&lt;img class="cloudcarousel" src="/static/actors/images/slider/6.jpg" alt="Flash Templates 2" title="Create a" /&gt;&lt;/a&gt; --&gt;</text:p>
      <text:p text:style-name="Standard"><text:s text:c="4"/>&lt;/div&gt;</text:p>
      <text:p text:style-name="Standard"><text:s text:c="4"/></text:p>
      <text:p text:style-name="Standard"><text:s text:c="4"/>&lt;!-- Define left and<text:s/>right buttons. --&gt;</text:p>
      <text:p text:style-name="Standard"><text:s text:c="4"/>&lt;center&gt;</text:p>
      <text:p text:style-name="Standard"><text:s text:c="4"/>&lt;input id="slider-left-but" type="button" value="" /&gt;</text:p>
      <text:p text:style-name="Standard"><text:s text:c="4"/>&lt;input id="slider-right-but" type="button" value="" /&gt;</text:p>
      <text:p text:style-name="Standard"><text:s text:c="4"/>&lt;/center&gt;</text:p>
      <text:p text:style-name="Standard">&lt;/div&gt;</text:p>
      <text:p text:style-name="Standard">&lt;div id="footer_wraping"&gt;</text:p>
      <text:p text:style-name="Standard"><text:tab/>&lt;div id="footer"&gt;</text:p>
      <text:p text:style-name="Standard"><text:tab/>&lt;img<text:s/>src="/static/actors/css/footer_Logo.jpg" class="footer-logo" alt="Envato" /&gt;</text:p>
      <text:p text:style-name="Standard"><text:s text:c="8"/>This is a product of Event4u &amp;copy;</text:p>
      <text:p text:style-name="Standard"><text:tab/>&lt;/div&gt;</text:p>
      <text:p text:style-name="Standard">&lt;/div</text:p>
      <text:p text:style-name="Standard">&lt;/body&gt;</text:p>
      <text:p text:style-name="Standard">&lt;/html&gt;</text:p>
      <text:p text:style-name="P36"/>
      <text:p text:style-name="P37">event_form.html</text:p>
      <text:p text:style-name="Standard"/>
      <text:p text:style-name="Standard">&lt;!DOCTYPE html PUBLIC "-//W3C//DTD XHTML 1.0 Transitional//EN"<text:s/>"http://www.w3.org/TR/xhtml1/DTD/xhtml1-transitional.dtd"&gt;</text:p>
      <text:soft-page-break/>
      <text:p text:style-name="Standard">&lt;html xmlns="http://www.w3.org/1999/xhtml"&gt;</text:p>
      <text:p text:style-name="Standard">{% load url from future %}</text:p>
      <text:p text:style-name="Standard">&lt;head&gt;</text:p>
      <text:p text:style-name="Standard"><text:s text:c="2"/>&lt;title&gt;Event Show&lt;/title&gt;</text:p>
      <text:p text:style-name="Standard"><text:s text:c="2"/>&lt;style&gt;</text:p>
      <text:p text:style-name="Standard"><text:s text:c="2"/>input[type="text"]</text:p>
      <text:p text:style-name="Standard"><text:s text:c="2"/>{</text:p>
      <text:p text:style-name="Standard"><text:s text:c="4"/>height:0.5em;</text:p>
      <text:p text:style-name="Standard"><text:s text:c="2"/>};</text:p>
      <text:p text:style-name="Standard"><text:s text:c="2"/>.</text:p>
      <text:p text:style-name="Standard"><text:s text:c="2"/>{</text:p>
      <text:p text:style-name="Standard"><text:s text:c="4"/>height: 600px;</text:p>
      <text:p text:style-name="Standard"><text:s text:c="2"/>}</text:p>
      <text:p text:style-name="Standard"><text:s text:c="2"/>&lt;/style&gt;</text:p>
      <text:p text:style-name="Standard"><text:s text:c="2"/>&lt;meta name="description" content=""&gt;</text:p>
      <text:p text:style-name="Standard"><text:s text:c="2"/>&lt;meta name="keywords" content=""&gt;</text:p>
      <text:p text:style-name="Standard"><text:s text:c="2"/>&lt;meta http-equiv="Content-Type"</text:p>
      <text:p text:style-name="Standard"><text:s/>content="text/html; charset=iso-8859-1"&gt;</text:p>
      <text:p text:style-name="Standard"><text:s text:c="2"/>&lt;link href="/static/createEvent/css/style.css" rel="stylesheet" type="text/css"&gt;</text:p>
      <text:p text:style-name="Standard">&lt;/head&gt;</text:p>
      <text:p text:style-name="Standard">&lt;form<text:s/>action="" method="post"&gt;{% csrf_token %}</text:p>
      <text:p text:style-name="Standard">&lt;body&gt;</text:p>
      <text:p text:style-name="Standard">&lt;div class="page"&gt;</text:p>
      <text:p text:style-name="Standard"><text:s text:c="2"/>&lt;br /&gt; &lt;br /&gt;</text:p>
      <text:p text:style-name="Standard">&lt;div class="topmenu"&gt;</text:p>
      <text:p text:style-name="Standard"><text:s text:c="3"/>&lt;img src="/static/createEvent/images/event4u.png" style="float:left;width:150;height:50px;margin-top:0.3cm;margin-left:0.3cm;"&gt;</text:p>
      <text:p text:style-name="Standard">&lt;ul&gt;</text:p>
      <text:p text:style-name="Standard"><text:s text:c="2"/>&lt;li&gt;&lt;a href="{% url 'my_profile' %}"&gt;&lt;span&gt;Home&lt;/span&gt;&lt;/a&gt;&lt;/li&gt;</text:p>
      <text:p text:style-name="Standard"><text:s text:c="2"/>&lt;li&gt;&lt;a href="{% url 'logout' %}"&gt;&lt;span&gt;Logout&lt;/span&gt;&lt;/a&gt;&lt;/li&gt;</text:p>
      <text:p text:style-name="Standard">&lt;/ul&gt;</text:p>
      <text:p text:style-name="Standard">&lt;/div&gt;</text:p>
      <text:p text:style-name="Standard"/>
      <text:p text:style-name="Standard">&lt;div class="content" style="height:500px"&gt;</text:p>
      <text:p text:style-name="Standard">&lt;div class="content-left"&gt;</text:p>
      <text:p text:style-name="Standard">&lt;div class="row1" style="height:500px"&gt;</text:p>
      <text:p text:style-name="Standard">&lt;h1 class="title"&gt;Create Event&lt;/span&gt;&lt;/h1&gt;</text:p>
      <text:p text:style-name="Standard">{{ event_form }}</text:p>
      <text:p text:style-name="Standard">&lt;br/&gt;</text:p>
      <text:p text:style-name="Standard">&lt;br/&gt;</text:p>
      <text:p text:style-name="Standard"><text:s text:c="6"/>&lt;input type="submit" value="Create Event" style="height:2em;width:13em"&gt;</text:p>
      <text:p text:style-name="Standard">&lt;/div&gt;</text:p>
      <text:p text:style-name="Standard"/>
      <text:p text:style-name="Standard">&lt;br&gt;</text:p>
      <text:p text:style-name="Standard">&lt;br&gt;</text:p>
      <text:p text:style-name="Standard">&lt;/div&gt;</text:p>
      <text:p text:style-name="Standard">&lt;div class="footer"&gt;</text:p>
      <text:p text:style-name="Standard">&lt;/div&gt;</text:p>
      <text:soft-page-break/>
      <text:p text:style-name="Standard">&lt;/div&gt;</text:p>
      <text:p text:style-name="Standard">&lt;/div&gt;</text:p>
      <text:p text:style-name="Standard">&lt;/div&gt;</text:p>
      <text:p text:style-name="Standard">&lt;/div&gt;</text:p>
      <text:p text:style-name="Standard">&lt;/body&gt;</text:p>
      <text:p text:style-name="Standard">&lt;/form&gt;</text:p>
      <text:p text:style-name="P38">&lt;/html&gt;</text:p>
      <text:p text:style-name="P39">errorpage.html</text:p>
      <text:p text:style-name="Standard"/>
      <text:p text:style-name="Standard">&lt;!DOCTYPE html PUBLIC "-//W3C//DTD XHTML 1.0 Strict//EN" "http://www.w3.org/TR/xhtml1/DTD/xhtml1-strict.dtd"&gt;</text:p>
      <text:p text:style-name="Standard">&lt;html xmlns="http://www.w3.org/1999/xhtml"&gt;</text:p>
      <text:p text:style-name="Standard">&lt;head&gt;</text:p>
      <text:p text:style-name="Standard">&lt;meta http-equiv="Content-Type" content="text/html; charset=UTF-8" /&gt;</text:p>
      <text:p text:style-name="Standard">&lt;title&gt;404 Error&lt;/title&gt;</text:p>
      <text:p text:style-name="Standard">&lt;/head&gt;</text:p>
      <text:p text:style-name="Standard">&lt;body&gt;</text:p>
      <text:p text:style-name="Standard">&lt;img src="/static/error/404-error.png" style="width:800px;"/&gt;</text:p>
      <text:p text:style-name="Standard">&lt;/body&gt;</text:p>
      <text:p text:style-name="Standard">&lt;/html&gt;</text:p>
      <text:p text:style-name="P40"/>
      <text:p text:style-name="P41">budget_page.html</text:p>
      <text:p text:style-name="Standard"/>
      <text:p text:style-name="Standard">&lt;!DOCTYPE html&gt;</text:p>
      <text:p text:style-name="Standard">&lt;html&gt;</text:p>
      <text:p text:style-name="Standard">{% load url from future %}</text:p>
      <text:p text:style-name="Standard">&lt;head&gt;</text:p>
      <text:p text:style-name="Standard"><text:s text:c="2"/>&lt;title&gt;Event Show&lt;/title&gt;</text:p>
      <text:p text:style-name="Standard"><text:s text:c="2"/>&lt;link href="/static/createEvent/css/style.css" rel="stylesheet" type="text/css"&gt;</text:p>
      <text:p text:style-name="Standard">&lt;/head&gt;</text:p>
      <text:p text:style-name="Standard"/>
      <text:p text:style-name="Standard"/>
      <text:p text:style-name="Standard">&lt;body&gt;</text:p>
      <text:p text:style-name="Standard">&lt;div class="page-in"&gt;</text:p>
      <text:p text:style-name="Standard">&lt;div class="page"&gt;</text:p>
      <text:p text:style-name="Standard">&lt;br&gt;</text:p>
      <text:p text:style-name="Standard">&lt;br&gt;</text:p>
      <text:p text:style-name="Standard">&lt;div class="topmenu"&gt;</text:p>
      <text:p text:style-name="Standard">&lt;img src="/static/createEvent/images/event4u.png" style="float:left;width:150px;height:50px;margin-top:0.3cm;margin-left:0.3cm"&gt;</text:p>
      <text:p text:style-name="Standard">&lt;ul&gt;</text:p>
      <text:p text:style-name="Standard"><text:s/></text:p>
      <text:p text:style-name="Standard"><text:s text:c="2"/>&lt;li&gt;&lt;a href="{% url 'logout' %}"&gt;&lt;span&gt;Logout&lt;/span&gt;&lt;/a&gt;&lt;/li&gt;</text:p>
      <text:p text:style-name="Standard"><text:s text:c="2"/>&lt;li&gt;&lt;a href="{% url 'my_profile' %}"&gt;&lt;span&gt;Home&lt;/span&gt;&lt;/a&gt;&lt;/li&gt;</text:p>
      <text:p text:style-name="Standard">&lt;/ul&gt;</text:p>
      <text:p text:style-name="Standard">&lt;/div&gt;</text:p>
      <text:p text:style-name="Standard">&lt;form action="" method="post"&gt;{% csrf_token %}</text:p>
      <text:p text:style-name="Standard"/>
      <text:p text:style-name="Standard">&lt;div class="content"&gt;</text:p>
      <text:p text:style-name="Standard">&lt;div class="content-left"&gt;</text:p>
      <text:p text:style-name="Standard">&lt;div class="row1"<text:s/>style="margin-left:15px;height:450px;"&gt;</text:p>
      <text:p text:style-name="Standard"/>
      <text:p text:style-name="Standard">&lt;h1&gt;Your &lt;span style="color:green"&gt;Budget&lt;/span&gt; details here&lt;/h1&gt; &lt;br/&gt;</text:p>
      <text:p text:style-name="Standard">{% if event.budget_left &lt; 100 %}</text:p>
      <text:p text:style-name="Standard"><text:s text:c="2"/>&lt;p style="font-size:1.5em;"&gt;Oops !! You are running low on budget!! &lt;p&gt;</text:p>
      <text:p text:style-name="Standard">{% endif %}</text:p>
      <text:p text:style-name="Standard"/>
      <text:p text:style-name="Standard"><text:s/>&lt;br/&gt;</text:p>
      <text:p text:style-name="Standard"><text:s/>&lt;h2&gt; Total Budget : {{ event.budget }}&lt;h2&gt;</text:p>
      <text:p text:style-name="Standard"><text:s/>&lt;h2&gt; Budget Left: {{ event.budget_left}}&lt;h2&gt;</text:p>
      <text:p text:style-name="Standard"><text:s/>&lt;br /&gt;</text:p>
      <text:p text:style-name="Standard"><text:s/>&lt;p&gt;{{budget_form}}&lt;p&gt;</text:p>
      <text:p text:style-name="Standard">&lt;br/&gt;</text:p>
      <text:p text:style-name="Standard">&lt;br/&gt;</text:p>
      <text:p text:style-name="Standard"><text:s text:c="2"/>&lt;div&gt;</text:p>
      <text:p text:style-name="Standard"><text:s text:c="2"/>&lt;input type="submit" value=' <text:s/>Done <text:s/>'&gt;</text:p>
      <text:p text:style-name="Standard"><text:s text:c="2"/>&lt;/div&gt;</text:p>
      <text:p text:style-name="Standard">&lt;br&gt;</text:p>
      <text:p text:style-name="Standard">&lt;br&gt;</text:p>
      <text:p text:style-name="Standard">&lt;/div&gt;</text:p>
      <text:p text:style-name="Standard">&lt;/div&gt;</text:p>
      <text:p text:style-name="Standard">&lt;/div&gt;</text:p>
      <text:p text:style-name="Standard">&lt;/div&gt;</text:p>
      <text:p text:style-name="Standard">&lt;/div&gt;</text:p>
      <text:p text:style-name="Standard">&lt;/div&gt;</text:p>
      <text:p text:style-name="Standard">&lt;/body&gt;</text:p>
      <text:p text:style-name="Standard">&lt;/form&gt;</text:p>
      <text:p text:style-name="P42">&lt;/html&gt;</text:p>
      <text:p text:style-name="P43">add_volunteers.html</text:p>
      <text:p text:style-name="Standard"/>
      <text:p text:style-name="Standard">&lt;!DOCTYPE html&gt;</text:p>
      <text:p text:style-name="Standard">&lt;html&gt;</text:p>
      <text:p text:style-name="Standard">{% load url from future %}</text:p>
      <text:p text:style-name="Standard">&lt;head&gt;</text:p>
      <text:p text:style-name="Standard"><text:s text:c="2"/>&lt;title&gt;Event Show&lt;/title&gt;</text:p>
      <text:p text:style-name="Standard"><text:s text:c="2"/>&lt;link href="/static/createEvent/css/style.css" rel="stylesheet" type="text/css"&gt;</text:p>
      <text:p text:style-name="Standard">&lt;/head&gt;</text:p>
      <text:p text:style-name="Standard"/>
      <text:p text:style-name="Standard"/>
      <text:p text:style-name="Standard">&lt;body&gt;</text:p>
      <text:p text:style-name="Standard">&lt;div class="page-in"&gt;</text:p>
      <text:p text:style-name="Standard">&lt;div class="page"&gt;</text:p>
      <text:p text:style-name="Standard">&lt;br&gt;</text:p>
      <text:p text:style-name="Standard">&lt;br&gt;</text:p>
      <text:soft-page-break/>
      <text:p text:style-name="Standard">&lt;div class="topmenu"&gt;</text:p>
      <text:p text:style-name="Standard">&lt;img src="/static/createEvent/images/event4u.png" style="float:left;width:150px;height:50px;margin-top:0.3cm;margin-left:0.3cm"&gt;</text:p>
      <text:p text:style-name="Standard">&lt;ul&gt;</text:p>
      <text:p text:style-name="Standard"><text:s/></text:p>
      <text:p text:style-name="Standard"><text:s text:c="2"/>&lt;li&gt;&lt;a href="{% url 'logout' %}"&gt;&lt;span&gt;Logout&lt;/span&gt;&lt;/a&gt;&lt;/li&gt;</text:p>
      <text:p text:style-name="Standard"><text:s text:c="2"/>&lt;li&gt;&lt;a href="{% url<text:s/>'my_profile' %}"&gt;&lt;span&gt;Home&lt;/span&gt;&lt;/a&gt;&lt;/li&gt;</text:p>
      <text:p text:style-name="Standard">&lt;/ul&gt;</text:p>
      <text:p text:style-name="Standard">&lt;/div&gt;</text:p>
      <text:p text:style-name="Standard">&lt;form action="" method="post"&gt;{% csrf_token %}</text:p>
      <text:p text:style-name="Standard"/>
      <text:p text:style-name="Standard">&lt;div class="content"&gt;</text:p>
      <text:p text:style-name="Standard">&lt;div class="content-left"&gt;</text:p>
      <text:p text:style-name="Standard">&lt;div class="row1" style="margin-left:15px;height:450px;"&gt;</text:p>
      <text:p text:style-name="Standard"/>
      <text:p text:style-name="Standard">&lt;h1&gt;Add &lt;span style="color:green"&gt;volunteers&lt;/span&gt;&lt;/h1&gt; &lt;br/&gt;</text:p>
      <text:p text:style-name="Standard"><text:s text:c="2"/>{% if messages %}</text:p>
      <text:p text:style-name="Standard">&lt;ul class="messages"&gt;</text:p>
      <text:p text:style-name="Standard"><text:s text:c="4"/>{% for message in messages %}</text:p>
      <text:p text:style-name="Standard"><text:s text:c="4"/>&lt;li{% if 'success' or 'error' in message.tags <text:s/>%} class="{{ message.tags }}"{% endif %}&gt;{{ message }}&lt;/li&gt;</text:p>
      <text:p text:style-name="Standard"/>
      <text:p text:style-name="Standard"><text:s text:c="4"/>{% endfor %}</text:p>
      <text:p text:style-name="Standard">&lt;/ul&gt;</text:p>
      <text:p text:style-name="Standard">{% endif %}</text:p>
      <text:p text:style-name="Standard"/>
      <text:p text:style-name="Standard"><text:s text:c="2"/>&lt;!-- must<text:s/>fix position --&gt;</text:p>
      <text:p text:style-name="Standard"/>
      <text:p text:style-name="Standard">{{ volunteer_form }}</text:p>
      <text:p text:style-name="Standard"/>
      <text:p text:style-name="Standard"/>
      <text:p text:style-name="Standard"/>
      <text:p text:style-name="Standard"/>
      <text:p text:style-name="Standard">&lt;br/&gt;</text:p>
      <text:p text:style-name="Standard">&lt;br/&gt;</text:p>
      <text:p text:style-name="Standard"><text:s text:c="2"/>&lt;div&gt;</text:p>
      <text:p text:style-name="Standard">&lt;!--<text:s/><text:tab/>&lt;a href="#"&gt;&lt;input type="button" style="background:url(/static/createEvent/images/addteams.jpg); repeat:no-repeat;height:2.5em;width:13em"/&gt;&lt;/a&gt; --&gt;</text:p>
      <text:p text:style-name="Standard">&lt;!-- <text:s text:c="2"/>&lt;input type="submit" value=" <text:s text:c="2"/><text:s/>" style="position:absolute;height:2.5em;width:5em;background:url(/static/createEvent/images/done.jpg)"&gt;&lt;/input&gt; --&gt;</text:p>
      <text:p text:style-name="Standard"><text:s text:c="2"/>&lt;input type="submit" value=' <text:s/>Done <text:s/>'&gt;</text:p>
      <text:p text:style-name="Standard"><text:s text:c="2"/>&lt;/div&gt;</text:p>
      <text:p text:style-name="Standard">&lt;br&gt;</text:p>
      <text:p text:style-name="Standard">&lt;br&gt;</text:p>
      <text:p text:style-name="Standard">&lt;/div&gt;</text:p>
      <text:p text:style-name="Standard">&lt;/div&gt;</text:p>
      <text:soft-page-break/>
      <text:p text:style-name="Standard">&lt;/div&gt;</text:p>
      <text:p text:style-name="Standard">&lt;/div&gt;</text:p>
      <text:p text:style-name="Standard">&lt;/div&gt;</text:p>
      <text:p text:style-name="Standard">&lt;/div&gt;</text:p>
      <text:p text:style-name="Standard">&lt;/body&gt;</text:p>
      <text:p text:style-name="Standard">&lt;/form&gt;</text:p>
      <text:p text:style-name="P44">&lt;/html&gt;</text:p>
      <text:p text:style-name="P45">add_teams.html</text:p>
      <text:p text:style-name="Standard"/>
      <text:p text:style-name="Standard">&lt;!DOCTYPE html&gt;</text:p>
      <text:p text:style-name="Standard">&lt;html&gt;</text:p>
      <text:p text:style-name="Standard">{% load url from future %}</text:p>
      <text:p text:style-name="Standard">&lt;head&gt;</text:p>
      <text:p text:style-name="Standard"><text:s text:c="2"/>&lt;title&gt;Event Show&lt;/title&gt;</text:p>
      <text:p text:style-name="Standard"><text:s text:c="2"/>&lt;link href="/static/createEvent/css/style.css" rel="stylesheet" type="text/css"&gt;</text:p>
      <text:p text:style-name="Standard">&lt;/head&gt;</text:p>
      <text:p text:style-name="Standard"/>
      <text:p text:style-name="Standard"/>
      <text:p text:style-name="Standard">&lt;body&gt;</text:p>
      <text:p text:style-name="Standard">&lt;div class="page-in"&gt;</text:p>
      <text:p text:style-name="Standard">&lt;div class="page"&gt;</text:p>
      <text:p text:style-name="Standard">&lt;br&gt;</text:p>
      <text:p text:style-name="Standard">&lt;br&gt;</text:p>
      <text:p text:style-name="Standard">&lt;div<text:s/>class="topmenu"&gt;</text:p>
      <text:p text:style-name="Standard">&lt;img src="/static/createEvent/images/event4u.png" style="float:left;width:150px;height:50px;margin-top:0.3cm;margin-left:0.3cm"&gt;</text:p>
      <text:p text:style-name="Standard">&lt;ul&gt;</text:p>
      <text:p text:style-name="Standard"><text:s text:c="3"/>&lt;li&gt;&lt;a href="{% url 'logout' %}"&gt;&lt;span&gt;Logout&lt;/span&gt;&lt;/a&gt;&lt;/li&gt;</text:p>
      <text:p text:style-name="Standard"><text:s text:c="2"/>&lt;li&gt;&lt;a href="{% url 'my_profile' %}"&lt;span&gt;Home&lt;/span&gt;&lt;/a&gt;&lt;/li&gt;</text:p>
      <text:p text:style-name="Standard"><text:s/></text:p>
      <text:p text:style-name="Standard">&lt;/ul&gt;</text:p>
      <text:p text:style-name="Standard">&lt;/div&gt;</text:p>
      <text:p text:style-name="Standard">&lt;form action="" method="post"&gt;{% csrf_token %}</text:p>
      <text:p text:style-name="Standard"/>
      <text:p text:style-name="Standard">&lt;div class="content"&gt;</text:p>
      <text:p text:style-name="Standard"/>
      <text:p text:style-name="Standard">&lt;div class="content-left"&gt;</text:p>
      <text:p text:style-name="Standard">&lt;div class="row1" style="height:450px"&gt;</text:p>
      <text:p text:style-name="Standard"/>
      <text:p text:style-name="Standard"/>
      <text:p text:style-name="Standard"><text:s text:c="2"/>&lt;!-- must fix position --&gt;</text:p>
      <text:p text:style-name="Standard">&lt;div id="view teams"<text:s/>style="float:left;width:300px;height:450px;margin-left:15px"&gt;</text:p>
      <text:p text:style-name="Standard"><text:s text:c="2"/>{% if messages %}</text:p>
      <text:p text:style-name="Standard">&lt;ul class="messages"&gt;</text:p>
      <text:p text:style-name="Standard"><text:s text:c="4"/>{% for message in messages %}</text:p>
      <text:p text:style-name="Standard"><text:s text:c="4"/>&lt;li{% if 'success' or 'error' in message.tags <text:s/>%} class="{{ message.tags }}"{% endif %}&gt;{{ message }}&lt;/li&gt;</text:p>
      <text:p text:style-name="Standard"/>
      <text:p text:style-name="Standard"><text:s text:c="4"/>{%<text:s/>endfor %}</text:p>
      <text:p text:style-name="Standard">&lt;/ul&gt;</text:p>
      <text:p text:style-name="Standard">{% endif %}</text:p>
      <text:p text:style-name="Standard"><text:s text:c="2"/>&lt;h1&gt;List of &lt;span style="color:green"&gt;teams&lt;/h1&gt;</text:p>
      <text:p text:style-name="Standard"><text:s text:c="2"/>{% if teams %}</text:p>
      <text:p text:style-name="Standard"><text:s text:c="2"/>&lt;ul&gt;</text:p>
      <text:p text:style-name="Standard"><text:s text:c="2"/>{% for team in teams %}</text:p>
      <text:p text:style-name="Standard"><text:s text:c="4"/>&lt;li style="font-size:1.5em;"&gt; {{ team.team_name }}&lt;/li&gt;</text:p>
      <text:p text:style-name="Standard"><text:s text:c="2"/>{% endfor %}</text:p>
      <text:p text:style-name="Standard"><text:s text:c="2"/>&lt;/ul&gt;</text:p>
      <text:p text:style-name="Standard"><text:s text:c="2"/>{% else %}</text:p>
      <text:p text:style-name="Standard"><text:s text:c="4"/>&lt;p&gt; <text:s/>No teams created &lt;/p&gt;</text:p>
      <text:p text:style-name="Standard"><text:s text:c="2"/>{% endif %}</text:p>
      <text:p text:style-name="Standard">&lt;/div&gt;</text:p>
      <text:p text:style-name="Standard"/>
      <text:p text:style-name="Standard">&lt;h1 style="float:right;margin-right:200px;"&gt;Create a team&lt;/h1&gt;</text:p>
      <text:p text:style-name="Standard">&lt;br&gt;&lt;br&gt;&lt;br&gt;&lt;br&gt;</text:p>
      <text:p text:style-name="Standard">&lt;div style="float:right; "&gt;</text:p>
      <text:p text:style-name="Standard"/>
      <text:p text:style-name="Standard">{{ team_form }}</text:p>
      <text:p text:style-name="Standard"/>
      <text:p text:style-name="Standard"/>
      <text:p text:style-name="Standard"/>
      <text:p text:style-name="Standard"/>
      <text:p text:style-name="Standard">&lt;br/&gt;</text:p>
      <text:p text:style-name="Standard">&lt;br/&gt;</text:p>
      <text:p text:style-name="Standard"><text:s text:c="2"/>&lt;div&gt;</text:p>
      <text:p text:style-name="Standard"><text:tab/>&lt;!-- &lt;a href="#"&gt;&lt;input type="button"<text:s/>style="background:url(/static/createEvent/images/addteams.jpg); repeat:no-repeat;height:2.5em;width:13em"/&gt;&lt;/a&gt;</text:p>
      <text:p text:style-name="Standard"><text:tab/>&amp;nbsp;&amp;nbsp;&amp;nbsp;&amp;nbsp;&amp;nbsp;&amp;nbsp;</text:p>
      <text:p text:style-name="Standard"><text:s text:c="6"/>&lt;input type="submit" value=" <text:s text:c="3"/>" style="position:absolute;height:2.5em;width:5em;background:url(/static/createEvent/images/done.jpg)"&gt;&lt;/input&gt; --&gt;</text:p>
      <text:p text:style-name="Standard"><text:s text:c="6"/>&lt;input type="submit" value=' <text:s/>Done <text:s/>'&gt;</text:p>
      <text:p text:style-name="Standard"><text:s text:c="2"/>&lt;/div&gt;</text:p>
      <text:p text:style-name="Standard">&lt;br&gt;</text:p>
      <text:p text:style-name="Standard">&lt;br&gt;</text:p>
      <text:p text:style-name="Standard">&lt;/div&gt;</text:p>
      <text:p text:style-name="Standard">&lt;/div&gt;</text:p>
      <text:p text:style-name="Standard">&lt;/div&gt;</text:p>
      <text:p text:style-name="Standard">&lt;/div&gt;</text:p>
      <text:p text:style-name="Standard">&lt;/div&gt;</text:p>
      <text:p text:style-name="Standard">&lt;/div&gt;</text:p>
      <text:p text:style-name="Standard">&lt;/body&gt;</text:p>
      <text:p text:style-name="Standard">&lt;/form&gt;</text:p>
      <text:p text:style-name="Standard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border-top="0.0625in double #622423" style:border-line-width-top="0.0208in 0.0208in 0.0208in" fo:border-left="none" fo:border-bottom="none" fo:border-right="none" fo:padding="0in" style:shadow="none">
        <style:tab-stops>
          <style:tab-stop style:type="right" style:position="6.925in"/>
        </style:tab-stops>
      </style:paragraph-properties>
    </style:style>
    <style:style style:name="T3" style:parent-style-name="DefaultParagraphFont" style:family="text">
      <style:text-properties style:font-name="Cambria"/>
    </style:style>
    <style:style style:name="T4" style:parent-style-name="DefaultParagraphFont" style:family="text">
      <style:text-properties style:font-name="Cambria"/>
    </style:style>
    <style:style style:name="T5" style:parent-style-name="DefaultParagraphFont" style:family="text">
      <style:text-properties style:font-name="Cambria"/>
    </style:style>
  </office:automatic-styles>
  <office:master-styles>
    <style:master-page style:name="MP0" style:page-layout-name="PL0">
      <style:footer>
        <text:p text:style-name="P2"><text:span text:style-name="T3">Source Code,SE,PESIT</text:span><text:span text:style-name="T4"><text:tab/>Page<text:s/></text:span><text:span text:style-name="T5"><text:page-number text:fixed="false">9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irosha </meta:initial-creator>
    <dc:creator>Nirosha</dc:creator>
    <meta:creation-date>2013-04-29T20:13:00Z</meta:creation-date>
    <dc:date>2013-04-29T17:34:00Z</dc:date>
    <meta:template xlink:href="Normal.dotm" xlink:type="simple"/>
    <meta:editing-cycles>10</meta:editing-cycles>
    <meta:editing-duration>PT3300S</meta:editing-duration>
    <meta:document-statistic meta:page-count="31" meta:paragraph-count="84" meta:word-count="6321" meta:character-count="42268" meta:row-count="300" meta:non-whitespace-character-count="36031"/>
  </office:meta>
</office:document-meta>
</file>